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61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368cm"/>
    </style:style>
    <style:style style:name="co8" style:family="table-column">
      <style:table-column-properties fo:break-before="auto" style:column-width="6.835cm"/>
    </style:style>
    <style:style style:name="co9" style:family="table-column">
      <style:table-column-properties fo:break-before="auto" style:column-width="7.135cm"/>
    </style:style>
    <style:style style:name="co10" style:family="table-column">
      <style:table-column-properties fo:break-before="auto" style:column-width="7.361cm"/>
    </style:style>
    <style:style style:name="co11" style:family="table-column">
      <style:table-column-properties fo:break-before="auto" style:column-width="3.13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Página2">
      <style:table-properties table:display="true" style:writing-mode="lr-tb"/>
    </style:style>
    <style:style style:name="ta2" style:family="table" style:master-page-name="PageStyle_5f_MDB_5f_2009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4" style:family="table" style:master-page-name="PageStyle_5f_MDP_5f_2009">
      <style:table-properties table:display="true" style:writing-mode="lr-tb"/>
    </style:style>
    <style:style style:name="ta6" style:family="table" style:master-page-name="PageStyle_5f_Apêndice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61">
      <style:table-cell-properties fo:background-color="#3c78d8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0c34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3c78d8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0c34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61">
      <style:table-cell-properties fo:background-color="#3c78d8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3c78d8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0c34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0c34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23" office:value-type="string" calcext:value-type="string">
            <text:p>INFORMAÇOES GERAIS</text:p>
          </table:table-cell>
          <table:table-cell table:number-columns-repeated="63"/>
        </table:table-row>
        <table:table-row table:style-name="ro1">
          <table:table-cell table:style-name="ce23" office:value-type="string" calcext:value-type="string">
            <text:p>ANO BASE: 2009</text:p>
          </table:table-cell>
          <table:table-cell table:number-columns-repeated="63"/>
        </table:table-row>
        <table:table-row table:style-name="ro1">
          <table:table-cell table:style-name="ce23" office:value-type="string" calcext:value-type="string">
            <text:p>ATRIBUTOS: </text:p>
          </table:table-cell>
          <table:table-cell table:number-columns-repeated="63"/>
        </table:table-row>
        <table:table-row table:style-name="ro1">
          <table:table-cell table:style-name="ce23" office:value-type="string" calcext:value-type="string">
            <text:p>NOME</text:p>
          </table:table-cell>
          <table:table-cell table:style-name="ce23" office:value-type="string" calcext:value-type="string">
            <text:p>NOTAÇÃO</text:p>
          </table:table-cell>
          <table:table-cell table:style-name="ce23" office:value-type="string" calcext:value-type="string">
            <text:p>Unidade de media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onsumo de energia elétrica rural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Mwh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onsumo de energia elétrica residencial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Mwh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onsumo de energia elétrica industrial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wh</text:p>
          </table:table-cell>
          <table:table-cell table:number-columns-repeated="61"/>
        </table:table-row>
        <table:table-row table:style-name="ro1">
          <table:table-cell table:style-name="ce23" office:value-type="string" calcext:value-type="string">
            <text:p>Consumo de energia elétrica Comercial</text:p>
          </table:table-cell>
          <table:table-cell table:style-name="ce23" office:value-type="string" calcext:value-type="string">
            <text:p>T</text:p>
          </table:table-cell>
          <table:table-cell table:style-name="ce23" office:value-type="string" calcext:value-type="string">
            <text:p>Mwh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 table:style-name="ce23" office:value-type="string" calcext:value-type="string">
            <text:p>INSTÂNCIA (OBJETO)</text:p>
          </table:table-cell>
          <table:table-cell table:style-name="ce23" office:value-type="string" calcext:value-type="string">
            <text:p>Microregião fisiográfica do Rio Grande do Sul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Fonte dos dados</text:p>
          </table:table-cell>
          <table:table-cell table:style-name="ce23" office:value-type="string" calcext:value-type="string">
            <text:p>Arquivos da Fundação de Economia e Estatística do Rio Grande do Sul (FEE)</text:p>
          </table:table-cell>
          <table:table-cell table:number-columns-repeated="62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DB_2008" table:style-name="ta2">
        <table:table-column table:style-name="co3" table:default-cell-style-name="Default"/>
        <table:table-column table:style-name="co4" table:default-cell-style-name="Default"/>
        <table:table-column table:style-name="co2" table:number-columns-repeated="62" table:default-cell-style-name="Default"/>
        <table:table-row table:style-name="ro3">
          <table:table-cell table:style-name="ce24" office:value-type="string" calcext:value-type="string">
            <text:p>Id</text:p>
          </table:table-cell>
          <table:table-cell table:style-name="ce26" office:value-type="string" calcext:value-type="string">
            <text:p>Unidade (Instância)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T</text:p>
          </table:table-cell>
          <table:table-cell table:number-columns-repeated="58"/>
        </table:table-row>
        <table:table-row table:style-name="ro3"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Cachoeira do Sul</text:p>
          </table:table-cell>
          <table:table-cell office:value-type="float" office:value="64345.271" calcext:value-type="float">
            <text:p>64345,271</text:p>
          </table:table-cell>
          <table:table-cell office:value-type="float" office:value="68175.218" calcext:value-type="float">
            <text:p>68175,218</text:p>
          </table:table-cell>
          <table:table-cell office:value-type="float" office:value="54239.466" calcext:value-type="float">
            <text:p>54239,466</text:p>
          </table:table-cell>
          <table:table-cell office:value-type="float" office:value="30125.553" calcext:value-type="float">
            <text:p>30125,553</text:p>
          </table:table-cell>
          <table:table-cell table:number-columns-repeated="58"/>
        </table:table-row>
        <table:table-row table:style-name="ro3"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Camaquã</text:p>
          </table:table-cell>
          <table:table-cell office:value-type="float" office:value="53146.788" calcext:value-type="float">
            <text:p>53146,788</text:p>
          </table:table-cell>
          <table:table-cell office:value-type="float" office:value="50731.833" calcext:value-type="float">
            <text:p>50731,833</text:p>
          </table:table-cell>
          <table:table-cell office:value-type="float" office:value="94483.029" calcext:value-type="float">
            <text:p>94483,029</text:p>
          </table:table-cell>
          <table:table-cell office:value-type="float" office:value="24399.142" calcext:value-type="float">
            <text:p>24399,142</text:p>
          </table:table-cell>
          <table:table-cell table:number-columns-repeated="58"/>
        </table:table-row>
        <table:table-row table:style-name="ro3">
          <table:table-cell table:style-name="ce25" office:value-type="float" office:value="3" calcext:value-type="float">
            <text:p>3</text:p>
          </table:table-cell>
          <table:table-cell office:value-type="string" calcext:value-type="string">
            <text:p>Campanha Central</text:p>
          </table:table-cell>
          <table:table-cell office:value-type="float" office:value="25637.431" calcext:value-type="float">
            <text:p>25637,431</text:p>
          </table:table-cell>
          <table:table-cell office:value-type="float" office:value="94299.542" calcext:value-type="float">
            <text:p>94299,542</text:p>
          </table:table-cell>
          <table:table-cell office:value-type="float" office:value="20583.831" calcext:value-type="float">
            <text:p>20583,831</text:p>
          </table:table-cell>
          <table:table-cell office:value-type="float" office:value="39596.165" calcext:value-type="float">
            <text:p>39596,165</text:p>
          </table:table-cell>
          <table:table-cell table:number-columns-repeated="58"/>
        </table:table-row>
        <table:table-row table:style-name="ro3">
          <table:table-cell table:style-name="ce25" office:value-type="float" office:value="4" calcext:value-type="float">
            <text:p>4</text:p>
          </table:table-cell>
          <table:table-cell office:value-type="string" calcext:value-type="string">
            <text:p>Campanha Meridional</text:p>
          </table:table-cell>
          <table:table-cell office:value-type="float" office:value="43382.637" calcext:value-type="float">
            <text:p>43382,637</text:p>
          </table:table-cell>
          <table:table-cell office:value-type="float" office:value="86051.602" calcext:value-type="float">
            <text:p>86051,602</text:p>
          </table:table-cell>
          <table:table-cell office:value-type="float" office:value="54639.389" calcext:value-type="float">
            <text:p>54639,389</text:p>
          </table:table-cell>
          <table:table-cell office:value-type="float" office:value="32574.489" calcext:value-type="float">
            <text:p>32574,489</text:p>
          </table:table-cell>
          <table:table-cell table:number-columns-repeated="58"/>
        </table:table-row>
        <table:table-row table:style-name="ro3">
          <table:table-cell table:style-name="ce25" office:value-type="float" office:value="5" calcext:value-type="float">
            <text:p>5</text:p>
          </table:table-cell>
          <table:table-cell office:value-type="string" calcext:value-type="string">
            <text:p>Campanha Ocidental</text:p>
          </table:table-cell>
          <table:table-cell office:value-type="float" office:value="446513.284" calcext:value-type="float">
            <text:p>446513,284</text:p>
          </table:table-cell>
          <table:table-cell office:value-type="float" office:value="197889.693" calcext:value-type="float">
            <text:p>197889,693</text:p>
          </table:table-cell>
          <table:table-cell office:value-type="float" office:value="123629.052" calcext:value-type="float">
            <text:p>123629,052</text:p>
          </table:table-cell>
          <table:table-cell office:value-type="float" office:value="79255.706" calcext:value-type="float">
            <text:p>79255,706</text:p>
          </table:table-cell>
          <table:table-cell table:number-columns-repeated="58"/>
        </table:table-row>
        <table:table-row table:style-name="ro3">
          <table:table-cell table:style-name="ce25" office:value-type="float" office:value="6" calcext:value-type="float">
            <text:p>6</text:p>
          </table:table-cell>
          <table:table-cell office:value-type="string" calcext:value-type="string">
            <text:p>Carazinho</text:p>
          </table:table-cell>
          <table:table-cell office:value-type="float" office:value="33505.323" calcext:value-type="float">
            <text:p>33505,323</text:p>
          </table:table-cell>
          <table:table-cell office:value-type="float" office:value="28528.14" calcext:value-type="float">
            <text:p>28528,14</text:p>
          </table:table-cell>
          <table:table-cell office:value-type="float" office:value="22898.558" calcext:value-type="float">
            <text:p>22898,558</text:p>
          </table:table-cell>
          <table:table-cell office:value-type="float" office:value="15774.647" calcext:value-type="float">
            <text:p>15774,647</text:p>
          </table:table-cell>
          <table:table-cell table:number-columns-repeated="58"/>
        </table:table-row>
        <table:table-row table:style-name="ro3">
          <table:table-cell table:style-name="ce25" office:value-type="float" office:value="7" calcext:value-type="float">
            <text:p>7</text:p>
          </table:table-cell>
          <table:table-cell office:value-type="string" calcext:value-type="string">
            <text:p>Caxias do Sul</text:p>
          </table:table-cell>
          <table:table-cell office:value-type="float" office:value="115747.603" calcext:value-type="float">
            <text:p>115747,603</text:p>
          </table:table-cell>
          <table:table-cell office:value-type="float" office:value="464452.718" calcext:value-type="float">
            <text:p>464452,718</text:p>
          </table:table-cell>
          <table:table-cell office:value-type="float" office:value="1536216.771" calcext:value-type="float">
            <text:p>1536216,771</text:p>
          </table:table-cell>
          <table:table-cell office:value-type="float" office:value="311796.905" calcext:value-type="float">
            <text:p>311796,905</text:p>
          </table:table-cell>
          <table:table-cell table:number-columns-repeated="58"/>
        </table:table-row>
        <table:table-row table:style-name="ro3">
          <table:table-cell table:style-name="ce25" office:value-type="float" office:value="8" calcext:value-type="float">
            <text:p>8</text:p>
          </table:table-cell>
          <table:table-cell office:value-type="string" calcext:value-type="string">
            <text:p>Cerro Largo</text:p>
          </table:table-cell>
          <table:table-cell office:value-type="float" office:value="42588.283" calcext:value-type="float">
            <text:p>42588,283</text:p>
          </table:table-cell>
          <table:table-cell office:value-type="float" office:value="18091.232" calcext:value-type="float">
            <text:p>18091,232</text:p>
          </table:table-cell>
          <table:table-cell office:value-type="float" office:value="9974.945" calcext:value-type="float">
            <text:p>9974,945</text:p>
          </table:table-cell>
          <table:table-cell office:value-type="float" office:value="9518.502" calcext:value-type="float">
            <text:p>9518,502</text:p>
          </table:table-cell>
          <table:table-cell table:number-columns-repeated="58"/>
        </table:table-row>
        <table:table-row table:style-name="ro3">
          <table:table-cell table:style-name="ce25" office:value-type="float" office:value="9" calcext:value-type="float">
            <text:p>9</text:p>
          </table:table-cell>
          <table:table-cell office:value-type="string" calcext:value-type="string">
            <text:p>Cruz Alta</text:p>
          </table:table-cell>
          <table:table-cell office:value-type="float" office:value="77092.002" calcext:value-type="float">
            <text:p>77092,002</text:p>
          </table:table-cell>
          <table:table-cell office:value-type="float" office:value="65900.715" calcext:value-type="float">
            <text:p>65900,715</text:p>
          </table:table-cell>
          <table:table-cell office:value-type="float" office:value="22813.189" calcext:value-type="float">
            <text:p>22813,189</text:p>
          </table:table-cell>
          <table:table-cell office:value-type="float" office:value="36863.958" calcext:value-type="float">
            <text:p>36863,958</text:p>
          </table:table-cell>
          <table:table-cell table:number-columns-repeated="58"/>
        </table:table-row>
        <table:table-row table:style-name="ro3"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Erechim</text:p>
          </table:table-cell>
          <table:table-cell office:value-type="float" office:value="61816.657" calcext:value-type="float">
            <text:p>61816,657</text:p>
          </table:table-cell>
          <table:table-cell office:value-type="float" office:value="90495.4" calcext:value-type="float">
            <text:p>90495,4</text:p>
          </table:table-cell>
          <table:table-cell office:value-type="float" office:value="142348.327" calcext:value-type="float">
            <text:p>142348,327</text:p>
          </table:table-cell>
          <table:table-cell office:value-type="float" office:value="51823.693" calcext:value-type="float">
            <text:p>51823,693</text:p>
          </table:table-cell>
          <table:table-cell table:number-columns-repeated="58"/>
        </table:table-row>
        <table:table-row table:style-name="ro3">
          <table:table-cell table:style-name="ce25" office:value-type="float" office:value="11" calcext:value-type="float">
            <text:p>11</text:p>
          </table:table-cell>
          <table:table-cell office:value-type="string" calcext:value-type="string">
            <text:p>Frederico Westphalen</text:p>
          </table:table-cell>
          <table:table-cell office:value-type="float" office:value="86104.488" calcext:value-type="float">
            <text:p>86104,488</text:p>
          </table:table-cell>
          <table:table-cell office:value-type="float" office:value="45347.732" calcext:value-type="float">
            <text:p>45347,732</text:p>
          </table:table-cell>
          <table:table-cell office:value-type="float" office:value="26923.762" calcext:value-type="float">
            <text:p>26923,762</text:p>
          </table:table-cell>
          <table:table-cell office:value-type="float" office:value="25068.196" calcext:value-type="float">
            <text:p>25068,196</text:p>
          </table:table-cell>
          <table:table-cell table:number-columns-repeated="58"/>
        </table:table-row>
        <table:table-row table:style-name="ro3"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Gramado-Canela</text:p>
          </table:table-cell>
          <table:table-cell office:value-type="float" office:value="33465.894" calcext:value-type="float">
            <text:p>33465,894</text:p>
          </table:table-cell>
          <table:table-cell office:value-type="float" office:value="185300.75" calcext:value-type="float">
            <text:p>185300,75</text:p>
          </table:table-cell>
          <table:table-cell office:value-type="float" office:value="258326.389" calcext:value-type="float">
            <text:p>258326,389</text:p>
          </table:table-cell>
          <table:table-cell office:value-type="float" office:value="106609.699" calcext:value-type="float">
            <text:p>106609,699</text:p>
          </table:table-cell>
          <table:table-cell table:number-columns-repeated="58"/>
        </table:table-row>
        <table:table-row table:style-name="ro3">
          <table:table-cell table:style-name="ce25" office:value-type="float" office:value="13" calcext:value-type="float">
            <text:p>13</text:p>
          </table:table-cell>
          <table:table-cell office:value-type="string" calcext:value-type="string">
            <text:p>Guaporé</text:p>
          </table:table-cell>
          <table:table-cell office:value-type="float" office:value="66088.363" calcext:value-type="float">
            <text:p>66088,363</text:p>
          </table:table-cell>
          <table:table-cell office:value-type="float" office:value="51163.756" calcext:value-type="float">
            <text:p>51163,756</text:p>
          </table:table-cell>
          <table:table-cell office:value-type="float" office:value="223950.957" calcext:value-type="float">
            <text:p>223950,957</text:p>
          </table:table-cell>
          <table:table-cell office:value-type="float" office:value="26830.734" calcext:value-type="float">
            <text:p>26830,734</text:p>
          </table:table-cell>
          <table:table-cell table:number-columns-repeated="58"/>
        </table:table-row>
        <table:table-row table:style-name="ro3">
          <table:table-cell table:style-name="ce25" office:value-type="float" office:value="14" calcext:value-type="float">
            <text:p>14</text:p>
          </table:table-cell>
          <table:table-cell office:value-type="string" calcext:value-type="string">
            <text:p>Ijuí</text:p>
          </table:table-cell>
          <table:table-cell office:value-type="float" office:value="47746.058" calcext:value-type="float">
            <text:p>47746,058</text:p>
          </table:table-cell>
          <table:table-cell office:value-type="float" office:value="16503.305" calcext:value-type="float">
            <text:p>16503,305</text:p>
          </table:table-cell>
          <table:table-cell office:value-type="float" office:value="3172.394" calcext:value-type="float">
            <text:p>3172,394</text:p>
          </table:table-cell>
          <table:table-cell office:value-type="float" office:value="9315.374" calcext:value-type="float">
            <text:p>9315,374</text:p>
          </table:table-cell>
          <table:table-cell table:number-columns-repeated="58"/>
        </table:table-row>
        <table:table-row table:style-name="ro3">
          <table:table-cell table:style-name="ce25" office:value-type="float" office:value="15" calcext:value-type="float">
            <text:p>15</text:p>
          </table:table-cell>
          <table:table-cell office:value-type="string" calcext:value-type="string">
            <text:p>Jaguarão</text:p>
          </table:table-cell>
          <table:table-cell office:value-type="float" office:value="43109.532" calcext:value-type="float">
            <text:p>43109,532</text:p>
          </table:table-cell>
          <table:table-cell office:value-type="float" office:value="24635.436" calcext:value-type="float">
            <text:p>24635,436</text:p>
          </table:table-cell>
          <table:table-cell office:value-type="float" office:value="4999.346" calcext:value-type="float">
            <text:p>4999,346</text:p>
          </table:table-cell>
          <table:table-cell office:value-type="float" office:value="9042.766" calcext:value-type="float">
            <text:p>9042,766</text:p>
          </table:table-cell>
          <table:table-cell table:number-columns-repeated="58"/>
        </table:table-row>
        <table:table-row table:style-name="ro3"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Lajeado-Estrela</text:p>
          </table:table-cell>
          <table:table-cell office:value-type="float" office:value="358255.208" calcext:value-type="float">
            <text:p>358255,208</text:p>
          </table:table-cell>
          <table:table-cell office:value-type="float" office:value="121184.344" calcext:value-type="float">
            <text:p>121184,344</text:p>
          </table:table-cell>
          <table:table-cell office:value-type="float" office:value="298336" calcext:value-type="float">
            <text:p>298336</text:p>
          </table:table-cell>
          <table:table-cell office:value-type="float" office:value="73381.89" calcext:value-type="float">
            <text:p>73381,89</text:p>
          </table:table-cell>
          <table:table-cell table:number-columns-repeated="58"/>
        </table:table-row>
        <table:table-row table:style-name="ro3">
          <table:table-cell table:style-name="ce25" office:value-type="float" office:value="17" calcext:value-type="float">
            <text:p>17</text:p>
          </table:table-cell>
          <table:table-cell office:value-type="string" calcext:value-type="string">
            <text:p>Litoral Lagunar</text:p>
          </table:table-cell>
          <table:table-cell office:value-type="float" office:value="110035.761" calcext:value-type="float">
            <text:p>110035,761</text:p>
          </table:table-cell>
          <table:table-cell office:value-type="float" office:value="150276.566" calcext:value-type="float">
            <text:p>150276,566</text:p>
          </table:table-cell>
          <table:table-cell office:value-type="float" office:value="112944.981" calcext:value-type="float">
            <text:p>112944,981</text:p>
          </table:table-cell>
          <table:table-cell office:value-type="float" office:value="97489.47" calcext:value-type="float">
            <text:p>97489,47</text:p>
          </table:table-cell>
          <table:table-cell table:number-columns-repeated="58"/>
        </table:table-row>
        <table:table-row table:style-name="ro3">
          <table:table-cell table:style-name="ce25" office:value-type="float" office:value="18" calcext:value-type="float">
            <text:p>18</text:p>
          </table:table-cell>
          <table:table-cell office:value-type="string" calcext:value-type="string">
            <text:p>Montenegro</text:p>
          </table:table-cell>
          <table:table-cell office:value-type="float" office:value="44534.757" calcext:value-type="float">
            <text:p>44534,757</text:p>
          </table:table-cell>
          <table:table-cell office:value-type="float" office:value="104313.397" calcext:value-type="float">
            <text:p>104313,397</text:p>
          </table:table-cell>
          <table:table-cell office:value-type="float" office:value="246897.173" calcext:value-type="float">
            <text:p>246897,173</text:p>
          </table:table-cell>
          <table:table-cell office:value-type="float" office:value="48931.854" calcext:value-type="float">
            <text:p>48931,854</text:p>
          </table:table-cell>
          <table:table-cell table:number-columns-repeated="58"/>
        </table:table-row>
        <table:table-row table:style-name="ro3">
          <table:table-cell table:style-name="ce25" office:value-type="float" office:value="19" calcext:value-type="float">
            <text:p>19</text:p>
          </table:table-cell>
          <table:table-cell office:value-type="string" calcext:value-type="string">
            <text:p>Não-Me-Toque</text:p>
          </table:table-cell>
          <table:table-cell office:value-type="float" office:value="35824.958" calcext:value-type="float">
            <text:p>35824,958</text:p>
          </table:table-cell>
          <table:table-cell office:value-type="float" office:value="15161.019" calcext:value-type="float">
            <text:p>15161,019</text:p>
          </table:table-cell>
          <table:table-cell office:value-type="float" office:value="21901.312" calcext:value-type="float">
            <text:p>21901,312</text:p>
          </table:table-cell>
          <table:table-cell office:value-type="float" office:value="9871.878" calcext:value-type="float">
            <text:p>9871,878</text:p>
          </table:table-cell>
          <table:table-cell table:number-columns-repeated="58"/>
        </table:table-row>
        <table:table-row table:style-name="ro3">
          <table:table-cell table:style-name="ce25" office:value-type="float" office:value="20" calcext:value-type="float">
            <text:p>20</text:p>
          </table:table-cell>
          <table:table-cell office:value-type="string" calcext:value-type="string">
            <text:p>Osório</text:p>
          </table:table-cell>
          <table:table-cell office:value-type="float" office:value="99805.06434" calcext:value-type="float">
            <text:p>99805,06434</text:p>
          </table:table-cell>
          <table:table-cell office:value-type="float" office:value="287688.61015" calcext:value-type="float">
            <text:p>287688,61015</text:p>
          </table:table-cell>
          <table:table-cell office:value-type="float" office:value="74021.645" calcext:value-type="float">
            <text:p>74021,645</text:p>
          </table:table-cell>
          <table:table-cell office:value-type="float" office:value="115097.0673" calcext:value-type="float">
            <text:p>115097,0673</text:p>
          </table:table-cell>
          <table:table-cell table:number-columns-repeated="58"/>
        </table:table-row>
        <table:table-row table:style-name="ro3">
          <table:table-cell table:style-name="ce25" office:value-type="float" office:value="21" calcext:value-type="float">
            <text:p>21</text:p>
          </table:table-cell>
          <table:table-cell office:value-type="string" calcext:value-type="string">
            <text:p>Passo Fundo</text:p>
          </table:table-cell>
          <table:table-cell office:value-type="float" office:value="134440.199" calcext:value-type="float">
            <text:p>134440,199</text:p>
          </table:table-cell>
          <table:table-cell office:value-type="float" office:value="156450.627" calcext:value-type="float">
            <text:p>156450,627</text:p>
          </table:table-cell>
          <table:table-cell office:value-type="float" office:value="234645.686" calcext:value-type="float">
            <text:p>234645,686</text:p>
          </table:table-cell>
          <table:table-cell office:value-type="float" office:value="114615.1" calcext:value-type="float">
            <text:p>114615,1</text:p>
          </table:table-cell>
          <table:table-cell table:number-columns-repeated="58"/>
        </table:table-row>
        <table:table-row table:style-name="ro3">
          <table:table-cell table:style-name="ce25" office:value-type="float" office:value="22" calcext:value-type="float">
            <text:p>22</text:p>
          </table:table-cell>
          <table:table-cell office:value-type="string" calcext:value-type="string">
            <text:p>Pelotas</text:p>
          </table:table-cell>
          <table:table-cell office:value-type="float" office:value="85004.986" calcext:value-type="float">
            <text:p>85004,986</text:p>
          </table:table-cell>
          <table:table-cell office:value-type="float" office:value="243255.05733" calcext:value-type="float">
            <text:p>243255,05733</text:p>
          </table:table-cell>
          <table:table-cell office:value-type="float" office:value="169189.575" calcext:value-type="float">
            <text:p>169189,575</text:p>
          </table:table-cell>
          <table:table-cell office:value-type="float" office:value="117276.731" calcext:value-type="float">
            <text:p>117276,731</text:p>
          </table:table-cell>
          <table:table-cell table:number-columns-repeated="58"/>
        </table:table-row>
        <table:table-row table:style-name="ro3">
          <table:table-cell table:style-name="ce25" office:value-type="float" office:value="23" calcext:value-type="float">
            <text:p>23</text:p>
          </table:table-cell>
          <table:table-cell office:value-type="string" calcext:value-type="string">
            <text:p>Porto Alegre</text:p>
          </table:table-cell>
          <table:table-cell office:value-type="float" office:value="66005.49037" calcext:value-type="float">
            <text:p>66005,49037</text:p>
          </table:table-cell>
          <table:table-cell office:value-type="float" office:value="2559010.05064" calcext:value-type="float">
            <text:p>2559010,05064</text:p>
          </table:table-cell>
          <table:table-cell office:value-type="float" office:value="2608608.90642" calcext:value-type="float">
            <text:p>2608608,90642</text:p>
          </table:table-cell>
          <table:table-cell office:value-type="float" office:value="1962556.08875" calcext:value-type="float">
            <text:p>1962556,08875</text:p>
          </table:table-cell>
          <table:table-cell table:number-columns-repeated="58"/>
        </table:table-row>
        <table:table-row table:style-name="ro3">
          <table:table-cell table:style-name="ce25" office:value-type="float" office:value="24" calcext:value-type="float">
            <text:p>24</text:p>
          </table:table-cell>
          <table:table-cell office:value-type="string" calcext:value-type="string">
            <text:p>Restinga Seca</text:p>
          </table:table-cell>
          <table:table-cell office:value-type="float" office:value="24446.79" calcext:value-type="float">
            <text:p>24446,79</text:p>
          </table:table-cell>
          <table:table-cell office:value-type="float" office:value="7096.883" calcext:value-type="float">
            <text:p>7096,883</text:p>
          </table:table-cell>
          <table:table-cell office:value-type="float" office:value="9151.272" calcext:value-type="float">
            <text:p>9151,272</text:p>
          </table:table-cell>
          <table:table-cell office:value-type="float" office:value="3274.411" calcext:value-type="float">
            <text:p>3274,411</text:p>
          </table:table-cell>
          <table:table-cell table:number-columns-repeated="58"/>
        </table:table-row>
        <table:table-row table:style-name="ro3">
          <table:table-cell table:style-name="ce25" office:value-type="float" office:value="25" calcext:value-type="float">
            <text:p>25</text:p>
          </table:table-cell>
          <table:table-cell office:value-type="string" calcext:value-type="string">
            <text:p>Sananduva</text:p>
          </table:table-cell>
          <table:table-cell office:value-type="float" office:value="23144.41" calcext:value-type="float">
            <text:p>23144,41</text:p>
          </table:table-cell>
          <table:table-cell office:value-type="float" office:value="17204.52" calcext:value-type="float">
            <text:p>17204,52</text:p>
          </table:table-cell>
          <table:table-cell office:value-type="float" office:value="10697.337" calcext:value-type="float">
            <text:p>10697,337</text:p>
          </table:table-cell>
          <table:table-cell office:value-type="float" office:value="9217.85" calcext:value-type="float">
            <text:p>9217,85</text:p>
          </table:table-cell>
          <table:table-cell table:number-columns-repeated="58"/>
        </table:table-row>
        <table:table-row table:style-name="ro3">
          <table:table-cell table:style-name="ce25" office:value-type="float" office:value="26" calcext:value-type="float">
            <text:p>26</text:p>
          </table:table-cell>
          <table:table-cell office:value-type="string" calcext:value-type="string">
            <text:p>Santa Cruz do Sul</text:p>
          </table:table-cell>
          <table:table-cell office:value-type="float" office:value="106679.572" calcext:value-type="float">
            <text:p>106679,572</text:p>
          </table:table-cell>
          <table:table-cell office:value-type="float" office:value="148977.291" calcext:value-type="float">
            <text:p>148977,291</text:p>
          </table:table-cell>
          <table:table-cell office:value-type="float" office:value="235132.715" calcext:value-type="float">
            <text:p>235132,715</text:p>
          </table:table-cell>
          <table:table-cell office:value-type="float" office:value="91775.136" calcext:value-type="float">
            <text:p>91775,136</text:p>
          </table:table-cell>
          <table:table-cell table:number-columns-repeated="58"/>
        </table:table-row>
        <table:table-row table:style-name="ro3">
          <table:table-cell table:style-name="ce25" office:value-type="float" office:value="27" calcext:value-type="float">
            <text:p>27</text:p>
          </table:table-cell>
          <table:table-cell office:value-type="string" calcext:value-type="string">
            <text:p>Santa Maria</text:p>
          </table:table-cell>
          <table:table-cell office:value-type="float" office:value="68143.067" calcext:value-type="float">
            <text:p>68143,067</text:p>
          </table:table-cell>
          <table:table-cell office:value-type="float" office:value="248657.897" calcext:value-type="float">
            <text:p>248657,897</text:p>
          </table:table-cell>
          <table:table-cell office:value-type="float" office:value="64763.7" calcext:value-type="float">
            <text:p>64763,7</text:p>
          </table:table-cell>
          <table:table-cell office:value-type="float" office:value="118582.594" calcext:value-type="float">
            <text:p>118582,594</text:p>
          </table:table-cell>
          <table:table-cell table:number-columns-repeated="58"/>
        </table:table-row>
        <table:table-row table:style-name="ro3">
          <table:table-cell table:style-name="ce25" office:value-type="float" office:value="28" calcext:value-type="float">
            <text:p>28</text:p>
          </table:table-cell>
          <table:table-cell office:value-type="string" calcext:value-type="string">
            <text:p>Santa Rosa</text:p>
          </table:table-cell>
          <table:table-cell office:value-type="float" office:value="67924.874" calcext:value-type="float">
            <text:p>67924,874</text:p>
          </table:table-cell>
          <table:table-cell office:value-type="float" office:value="67323.044" calcext:value-type="float">
            <text:p>67323,044</text:p>
          </table:table-cell>
          <table:table-cell office:value-type="float" office:value="89133.894" calcext:value-type="float">
            <text:p>89133,894</text:p>
          </table:table-cell>
          <table:table-cell office:value-type="float" office:value="40963.155" calcext:value-type="float">
            <text:p>40963,155</text:p>
          </table:table-cell>
          <table:table-cell table:number-columns-repeated="58"/>
        </table:table-row>
        <table:table-row table:style-name="ro3">
          <table:table-cell table:style-name="ce25" office:value-type="float" office:value="29" calcext:value-type="float">
            <text:p>29</text:p>
          </table:table-cell>
          <table:table-cell office:value-type="string" calcext:value-type="string">
            <text:p>Santiago</text:p>
          </table:table-cell>
          <table:table-cell office:value-type="float" office:value="34546.977" calcext:value-type="float">
            <text:p>34546,977</text:p>
          </table:table-cell>
          <table:table-cell office:value-type="float" office:value="47961.538" calcext:value-type="float">
            <text:p>47961,538</text:p>
          </table:table-cell>
          <table:table-cell office:value-type="float" office:value="10011.654" calcext:value-type="float">
            <text:p>10011,654</text:p>
          </table:table-cell>
          <table:table-cell office:value-type="float" office:value="19965.155" calcext:value-type="float">
            <text:p>19965,155</text:p>
          </table:table-cell>
          <table:table-cell table:number-columns-repeated="58"/>
        </table:table-row>
        <table:table-row table:style-name="ro3">
          <table:table-cell table:style-name="ce25" office:value-type="float" office:value="30" calcext:value-type="float">
            <text:p>30</text:p>
          </table:table-cell>
          <table:table-cell office:value-type="string" calcext:value-type="string">
            <text:p>Santo Ângelo</text:p>
          </table:table-cell>
          <table:table-cell office:value-type="float" office:value="59037.339" calcext:value-type="float">
            <text:p>59037,339</text:p>
          </table:table-cell>
          <table:table-cell office:value-type="float" office:value="76516.712" calcext:value-type="float">
            <text:p>76516,712</text:p>
          </table:table-cell>
          <table:table-cell office:value-type="float" office:value="73536.742" calcext:value-type="float">
            <text:p>73536,742</text:p>
          </table:table-cell>
          <table:table-cell office:value-type="float" office:value="40555.079" calcext:value-type="float">
            <text:p>40555,079</text:p>
          </table:table-cell>
          <table:table-cell table:number-columns-repeated="58"/>
        </table:table-row>
        <table:table-row table:style-name="ro3">
          <table:table-cell table:style-name="ce25" office:value-type="float" office:value="31" calcext:value-type="float">
            <text:p>31</text:p>
          </table:table-cell>
          <table:table-cell office:value-type="string" calcext:value-type="string">
            <text:p>São Jerônimo</text:p>
          </table:table-cell>
          <table:table-cell office:value-type="float" office:value="44627.874" calcext:value-type="float">
            <text:p>44627,874</text:p>
          </table:table-cell>
          <table:table-cell office:value-type="float" office:value="59130.04474" calcext:value-type="float">
            <text:p>59130,04474</text:p>
          </table:table-cell>
          <table:table-cell office:value-type="float" office:value="497106.074" calcext:value-type="float">
            <text:p>497106,074</text:p>
          </table:table-cell>
          <table:table-cell office:value-type="float" office:value="18381.917" calcext:value-type="float">
            <text:p>18381,917</text:p>
          </table:table-cell>
          <table:table-cell table:number-columns-repeated="58"/>
        </table:table-row>
        <table:table-row table:style-name="ro3"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Serras de Sudeste</text:p>
          </table:table-cell>
          <table:table-cell office:value-type="float" office:value="22023.678" calcext:value-type="float">
            <text:p>22023,678</text:p>
          </table:table-cell>
          <table:table-cell office:value-type="float" office:value="41496.349" calcext:value-type="float">
            <text:p>41496,349</text:p>
          </table:table-cell>
          <table:table-cell office:value-type="float" office:value="141760.308" calcext:value-type="float">
            <text:p>141760,308</text:p>
          </table:table-cell>
          <table:table-cell office:value-type="float" office:value="14930.539" calcext:value-type="float">
            <text:p>14930,539</text:p>
          </table:table-cell>
          <table:table-cell table:number-columns-repeated="58"/>
        </table:table-row>
        <table:table-row table:style-name="ro3">
          <table:table-cell table:style-name="ce25" office:value-type="float" office:value="33" calcext:value-type="float">
            <text:p>33</text:p>
          </table:table-cell>
          <table:table-cell office:value-type="string" calcext:value-type="string">
            <text:p>Soledade</text:p>
          </table:table-cell>
          <table:table-cell office:value-type="float" office:value="16735.531" calcext:value-type="float">
            <text:p>16735,531</text:p>
          </table:table-cell>
          <table:table-cell office:value-type="float" office:value="15529.48" calcext:value-type="float">
            <text:p>15529,48</text:p>
          </table:table-cell>
          <table:table-cell office:value-type="float" office:value="4569.66" calcext:value-type="float">
            <text:p>4569,66</text:p>
          </table:table-cell>
          <table:table-cell office:value-type="float" office:value="8638.546" calcext:value-type="float">
            <text:p>8638,546</text:p>
          </table:table-cell>
          <table:table-cell table:number-columns-repeated="58"/>
        </table:table-row>
        <table:table-row table:style-name="ro3">
          <table:table-cell table:style-name="ce25" office:value-type="float" office:value="34" calcext:value-type="float">
            <text:p>34</text:p>
          </table:table-cell>
          <table:table-cell office:value-type="string" calcext:value-type="string">
            <text:p>Três Passos</text:p>
          </table:table-cell>
          <table:table-cell office:value-type="float" office:value="56780.694" calcext:value-type="float">
            <text:p>56780,694</text:p>
          </table:table-cell>
          <table:table-cell office:value-type="float" office:value="46598.447" calcext:value-type="float">
            <text:p>46598,447</text:p>
          </table:table-cell>
          <table:table-cell office:value-type="float" office:value="60378.836" calcext:value-type="float">
            <text:p>60378,836</text:p>
          </table:table-cell>
          <table:table-cell office:value-type="float" office:value="24813.254" calcext:value-type="float">
            <text:p>24813,254</text:p>
          </table:table-cell>
          <table:table-cell table:number-columns-repeated="58"/>
        </table:table-row>
        <table:table-row table:style-name="ro3">
          <table:table-cell table:style-name="ce25" office:value-type="float" office:value="35" calcext:value-type="float">
            <text:p>35</text:p>
          </table:table-cell>
          <table:table-cell office:value-type="string" calcext:value-type="string">
            <text:p>Vacaria</text:p>
          </table:table-cell>
          <table:table-cell office:value-type="float" office:value="43310.5" calcext:value-type="float">
            <text:p>43310,5</text:p>
          </table:table-cell>
          <table:table-cell office:value-type="float" office:value="67420.439" calcext:value-type="float">
            <text:p>67420,439</text:p>
          </table:table-cell>
          <table:table-cell office:value-type="float" office:value="57857.303" calcext:value-type="float">
            <text:p>57857,303</text:p>
          </table:table-cell>
          <table:table-cell office:value-type="float" office:value="52086.577" calcext:value-type="float">
            <text:p>52086,577</text:p>
          </table:table-cell>
          <table:table-cell table:number-columns-repeated="58"/>
        </table:table-row>
        <table:table-row table:style-name="ro3">
          <table:table-cell table:style-name="ce25" office:value-type="string" calcext:value-type="string">
            <text:p>-</text:p>
          </table:table-cell>
          <table:table-cell table:style-name="ce27" office:value-type="string" calcext:value-type="string">
            <text:p>Média</text:p>
          </table:table-cell>
          <table:table-cell table:style-name="ce28" table:formula="of:=AVERAGE([.C2:.C36])" office:value-type="float" office:value="78331.3526774286" calcext:value-type="float">
            <text:p>7,83E+04</text:p>
          </table:table-cell>
          <table:table-cell table:style-name="ce29" table:formula="of:=AVERAGE([.D2:.D36])" office:value-type="float" office:value="170537.696796" calcext:value-type="float">
            <text:p>170537,696796</text:p>
          </table:table-cell>
          <table:table-cell table:style-name="ce29" table:formula="of:=AVERAGE([.E2:.E36])" office:value-type="float" office:value="217709.833669143" calcext:value-type="float">
            <text:p>217709,833669143</text:p>
          </table:table-cell>
          <table:table-cell table:style-name="ce29" table:formula="of:=AVERAGE([.F2:.F36])" office:value-type="float" office:value="108314.280601429" calcext:value-type="float">
            <text:p>108314,280601429</text:p>
          </table:table-cell>
          <table:table-cell table:number-columns-repeated="58"/>
        </table:table-row>
        <table:table-row table:style-name="ro3">
          <table:table-cell table:style-name="ce25" office:value-type="string" calcext:value-type="string">
            <text:p>-</text:p>
          </table:table-cell>
          <table:table-cell table:style-name="ce27" office:value-type="string" calcext:value-type="string">
            <text:p>Desvio Padrão</text:p>
          </table:table-cell>
          <table:table-cell table:style-name="ce29" table:formula="of:=STDEV([.C2:.C36])" office:value-type="float" office:value="86587.1284647584" calcext:value-type="float">
            <text:p>86587,1284647584</text:p>
          </table:table-cell>
          <table:table-cell table:style-name="ce29" table:formula="of:=STDEV([.D2:.D36])" office:value-type="float" office:value="426566.73649257" calcext:value-type="float">
            <text:p>426566,73649257</text:p>
          </table:table-cell>
          <table:table-cell table:style-name="ce29" table:formula="of:=STDEV([.E2:.E36])" office:value-type="float" office:value="493344.595166212" calcext:value-type="float">
            <text:p>493344,595166212</text:p>
          </table:table-cell>
          <table:table-cell table:style-name="ce29" table:formula="of:=STDEV([.F2:.F36])" office:value-type="float" office:value="327813.095182264" calcext:value-type="float">
            <text:p>327813,095182264</text:p>
          </table:table-cell>
          <table:table-cell table:number-columns-repeated="58"/>
        </table:table-row>
        <table:table-row table:style-name="ro2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MDP_2008" table:style-name="ta4">
        <office:forms form:automatic-focus="false" form:apply-design-mode="false"/>
        <table:table-column table:style-name="co3" table:default-cell-style-name="Default"/>
        <table:table-column table:style-name="co11" table:default-cell-style-name="Default"/>
        <table:table-column table:style-name="co2" table:number-columns-repeated="62" table:default-cell-style-name="Default"/>
        <table:table-row table:style-name="ro1">
          <table:table-cell table:style-name="ce10" office:value-type="string" calcext:value-type="string">
            <text:p>Id</text:p>
          </table:table-cell>
          <table:table-cell table:style-name="ce12" office:value-type="string" calcext:value-type="string">
            <text:p>Unidade (Instância)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T</text:p>
          </table:table-cell>
          <table:table-cell table:number-columns-repeated="58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Cachoeira do Sul</text:p>
          </table:table-cell>
          <table:table-cell table:style-name="ce35" table:formula="of:=([$MDB_2008.C2]-[$MDB_2008.C$37])/[$MDB_2008.C$38]" office:value-type="float" office:value="-0.161526105847488" calcext:value-type="float">
            <text:p>-0.161526105847488</text:p>
          </table:table-cell>
          <table:table-cell table:style-name="ce35" table:formula="of:=([$MDB_2008.D2]-[$MDB_2008.D$37])/[$MDB_2008.D$38]" office:value-type="float" office:value="-0.239968262967882" calcext:value-type="float">
            <text:p>-0.239968262967882</text:p>
          </table:table-cell>
          <table:table-cell table:style-name="ce35" table:formula="of:=([$MDB_2008.E2]-[$MDB_2008.E$37])/[$MDB_2008.E$38]" office:value-type="float" office:value="-0.331351289283039" calcext:value-type="float">
            <text:p>-0.331351289283039</text:p>
          </table:table-cell>
          <table:table-cell table:style-name="ce35" table:formula="of:=([$MDB_2008.F2]-[$MDB_2008.F$37])/[$MDB_2008.F$38]" office:value-type="float" office:value="-0.238516181173164" calcext:value-type="float">
            <text:p>-0.238516181173164</text:p>
          </table:table-cell>
          <table:table-cell table:number-columns-repeated="58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Camaquã</text:p>
          </table:table-cell>
          <table:table-cell table:style-name="ce35" table:formula="of:=([$MDB_2008.C3]-[$MDB_2008.C$37])/[$MDB_2008.C$38]" office:value-type="float" office:value="-0.290858065441896" calcext:value-type="float">
            <text:p>-0.290858065441896</text:p>
          </table:table-cell>
          <table:table-cell table:style-name="ce35" table:formula="of:=([$MDB_2008.D3]-[$MDB_2008.D$37])/[$MDB_2008.D$38]" office:value-type="float" office:value="-0.280860774051675" calcext:value-type="float">
            <text:p>-0.280860774051675</text:p>
          </table:table-cell>
          <table:table-cell table:style-name="ce35" table:formula="of:=([$MDB_2008.E3]-[$MDB_2008.E$37])/[$MDB_2008.E$38]" office:value-type="float" office:value="-0.249778361568199" calcext:value-type="float">
            <text:p>-0.249778361568199</text:p>
          </table:table-cell>
          <table:table-cell table:style-name="ce35" table:formula="of:=([$MDB_2008.F3]-[$MDB_2008.F$37])/[$MDB_2008.F$38]" office:value-type="float" office:value="-0.255984705415053" calcext:value-type="float">
            <text:p>-0.255984705415053</text:p>
          </table:table-cell>
          <table:table-cell table:number-columns-repeated="58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Campanha Central</text:p>
          </table:table-cell>
          <table:table-cell table:style-name="ce35" table:formula="of:=([$MDB_2008.C4]-[$MDB_2008.C$37])/[$MDB_2008.C$38]" office:value-type="float" office:value="-0.608565298465527" calcext:value-type="float">
            <text:p>-0.608565298465527</text:p>
          </table:table-cell>
          <table:table-cell table:style-name="ce35" table:formula="of:=([$MDB_2008.D4]-[$MDB_2008.D$37])/[$MDB_2008.D$38]" office:value-type="float" office:value="-0.178725034733992" calcext:value-type="float">
            <text:p>-0.178725034733992</text:p>
          </table:table-cell>
          <table:table-cell table:style-name="ce35" table:formula="of:=([$MDB_2008.E4]-[$MDB_2008.E$37])/[$MDB_2008.E$38]" office:value-type="float" office:value="-0.399570613726354" calcext:value-type="float">
            <text:p>-0.399570613726354</text:p>
          </table:table-cell>
          <table:table-cell table:style-name="ce35" table:formula="of:=([$MDB_2008.F4]-[$MDB_2008.F$37])/[$MDB_2008.F$38]" office:value-type="float" office:value="-0.209625901501041" calcext:value-type="float">
            <text:p>-0.209625901501041</text:p>
          </table:table-cell>
          <table:table-cell table:number-columns-repeated="58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Campanha Meridional</text:p>
          </table:table-cell>
          <table:table-cell table:style-name="ce35" table:formula="of:=([$MDB_2008.C5]-[$MDB_2008.C$37])/[$MDB_2008.C$38]" office:value-type="float" office:value="-0.403624837745404" calcext:value-type="float">
            <text:p>-0.403624837745404</text:p>
          </table:table-cell>
          <table:table-cell table:style-name="ce35" table:formula="of:=([$MDB_2008.D5]-[$MDB_2008.D$37])/[$MDB_2008.D$38]" office:value-type="float" office:value="-0.198060672734785" calcext:value-type="float">
            <text:p>-0.198060672734785</text:p>
          </table:table-cell>
          <table:table-cell table:style-name="ce35" table:formula="of:=([$MDB_2008.E5]-[$MDB_2008.E$37])/[$MDB_2008.E$38]" office:value-type="float" office:value="-0.330540653058545" calcext:value-type="float">
            <text:p>-0.330540653058545</text:p>
          </table:table-cell>
          <table:table-cell table:style-name="ce35" table:formula="of:=([$MDB_2008.F5]-[$MDB_2008.F$37])/[$MDB_2008.F$38]" office:value-type="float" office:value="-0.231045655937928" calcext:value-type="float">
            <text:p>-0.231045655937928</text:p>
          </table:table-cell>
          <table:table-cell table:number-columns-repeated="58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Campanha Ocidental</text:p>
          </table:table-cell>
          <table:table-cell table:style-name="ce35" table:formula="of:=([$MDB_2008.C6]-[$MDB_2008.C$37])/[$MDB_2008.C$38]" office:value-type="float" office:value="4.25215546294995" calcext:value-type="float">
            <text:p>4.25215546294995</text:p>
          </table:table-cell>
          <table:table-cell table:style-name="ce35" table:formula="of:=([$MDB_2008.D6]-[$MDB_2008.D$37])/[$MDB_2008.D$38]" office:value-type="float" office:value="0.0641212590294799" calcext:value-type="float">
            <text:p>0.06412125902948</text:p>
          </table:table-cell>
          <table:table-cell table:style-name="ce35" table:formula="of:=([$MDB_2008.E6]-[$MDB_2008.E$37])/[$MDB_2008.E$38]" office:value-type="float" office:value="-0.190699933861536" calcext:value-type="float">
            <text:p>-0.190699933861536</text:p>
          </table:table-cell>
          <table:table-cell table:style-name="ce35" table:formula="of:=([$MDB_2008.F6]-[$MDB_2008.F$37])/[$MDB_2008.F$38]" office:value-type="float" office:value="-0.0886437272594984" calcext:value-type="float">
            <text:p>-0.088643727259498</text:p>
          </table:table-cell>
          <table:table-cell table:number-columns-repeated="58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Carazinho</text:p>
          </table:table-cell>
          <table:table-cell table:style-name="ce35" table:formula="of:=([$MDB_2008.C7]-[$MDB_2008.C$37])/[$MDB_2008.C$38]" office:value-type="float" office:value="-0.517698536401668" calcext:value-type="float">
            <text:p>-0.517698536401668</text:p>
          </table:table-cell>
          <table:table-cell table:style-name="ce35" table:formula="of:=([$MDB_2008.D7]-[$MDB_2008.D$37])/[$MDB_2008.D$38]" office:value-type="float" office:value="-0.332912870712022" calcext:value-type="float">
            <text:p>-0.332912870712022</text:p>
          </table:table-cell>
          <table:table-cell table:style-name="ce35" table:formula="of:=([$MDB_2008.E7]-[$MDB_2008.E$37])/[$MDB_2008.E$38]" office:value-type="float" office:value="-0.394878706644206" calcext:value-type="float">
            <text:p>-0.394878706644206</text:p>
          </table:table-cell>
          <table:table-cell table:style-name="ce35" table:formula="of:=([$MDB_2008.F7]-[$MDB_2008.F$37])/[$MDB_2008.F$38]" office:value-type="float" office:value="-0.282293889296816" calcext:value-type="float">
            <text:p>-0.282293889296816</text:p>
          </table:table-cell>
          <table:table-cell table:number-columns-repeated="58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Caxias do Sul</text:p>
          </table:table-cell>
          <table:table-cell table:style-name="ce35" table:formula="of:=([$MDB_2008.C8]-[$MDB_2008.C$37])/[$MDB_2008.C$38]" office:value-type="float" office:value="0.432122545070889" calcext:value-type="float">
            <text:p>0.432122545070889</text:p>
          </table:table-cell>
          <table:table-cell table:style-name="ce35" table:formula="of:=([$MDB_2008.D8]-[$MDB_2008.D$37])/[$MDB_2008.D$38]" office:value-type="float" office:value="0.689024708350928" calcext:value-type="float">
            <text:p>0.689024708350928</text:p>
          </table:table-cell>
          <table:table-cell table:style-name="ce35" table:formula="of:=([$MDB_2008.E8]-[$MDB_2008.E$37])/[$MDB_2008.E$38]" office:value-type="float" office:value="2.67258818734325" calcext:value-type="float">
            <text:p>2.67258818734325</text:p>
          </table:table-cell>
          <table:table-cell table:style-name="ce35" table:formula="of:=([$MDB_2008.F8]-[$MDB_2008.F$37])/[$MDB_2008.F$38]" office:value-type="float" office:value="0.62072756515549" calcext:value-type="float">
            <text:p>0.62072756515549</text:p>
          </table:table-cell>
          <table:table-cell table:number-columns-repeated="58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Cerro Largo</text:p>
          </table:table-cell>
          <table:table-cell table:style-name="ce35" table:formula="of:=([$MDB_2008.C9]-[$MDB_2008.C$37])/[$MDB_2008.C$38]" office:value-type="float" office:value="-0.412798880285957" calcext:value-type="float">
            <text:p>-0.412798880285957</text:p>
          </table:table-cell>
          <table:table-cell table:style-name="ce35" table:formula="of:=([$MDB_2008.D9]-[$MDB_2008.D$37])/[$MDB_2008.D$38]" office:value-type="float" office:value="-0.357380104340732" calcext:value-type="float">
            <text:p>-0.357380104340732</text:p>
          </table:table-cell>
          <table:table-cell table:style-name="ce35" table:formula="of:=([$MDB_2008.E9]-[$MDB_2008.E$37])/[$MDB_2008.E$38]" office:value-type="float" office:value="-0.421074621480662" calcext:value-type="float">
            <text:p>-0.421074621480662</text:p>
          </table:table-cell>
          <table:table-cell table:style-name="ce35" table:formula="of:=([$MDB_2008.F9]-[$MDB_2008.F$37])/[$MDB_2008.F$38]" office:value-type="float" office:value="-0.301378377048965" calcext:value-type="float">
            <text:p>-0.301378377048965</text:p>
          </table:table-cell>
          <table:table-cell table:number-columns-repeated="58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Cruz Alta</text:p>
          </table:table-cell>
          <table:table-cell table:style-name="ce35" table:formula="of:=([$MDB_2008.C10]-[$MDB_2008.C$37])/[$MDB_2008.C$38]" office:value-type="float" office:value="-0.0143133361667376" calcext:value-type="float">
            <text:p>-0.014313336166738</text:p>
          </table:table-cell>
          <table:table-cell table:style-name="ce35" table:formula="of:=([$MDB_2008.D10]-[$MDB_2008.D$37])/[$MDB_2008.D$38]" office:value-type="float" office:value="-0.245300378216018" calcext:value-type="float">
            <text:p>-0.245300378216018</text:p>
          </table:table-cell>
          <table:table-cell table:style-name="ce35" table:formula="of:=([$MDB_2008.E10]-[$MDB_2008.E$37])/[$MDB_2008.E$38]" office:value-type="float" office:value="-0.395051747964282" calcext:value-type="float">
            <text:p>-0.395051747964282</text:p>
          </table:table-cell>
          <table:table-cell table:style-name="ce35" table:formula="of:=([$MDB_2008.F10]-[$MDB_2008.F$37])/[$MDB_2008.F$38]" office:value-type="float" office:value="-0.217960550238856" calcext:value-type="float">
            <text:p>-0.217960550238856</text:p>
          </table:table-cell>
          <table:table-cell table:number-columns-repeated="58"/>
        </table:table-row>
        <table:table-row table:style-name="ro3"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Erechim</text:p>
          </table:table-cell>
          <table:table-cell table:style-name="ce35" table:formula="of:=([$MDB_2008.C11]-[$MDB_2008.C$37])/[$MDB_2008.C$38]" office:value-type="float" office:value="-0.190729222347987" calcext:value-type="float">
            <text:p>-0.190729222347987</text:p>
          </table:table-cell>
          <table:table-cell table:style-name="ce35" table:formula="of:=([$MDB_2008.D11]-[$MDB_2008.D$37])/[$MDB_2008.D$38]" office:value-type="float" office:value="-0.187643081254167" calcext:value-type="float">
            <text:p>-0.187643081254167</text:p>
          </table:table-cell>
          <table:table-cell table:style-name="ce35" table:formula="of:=([$MDB_2008.E11]-[$MDB_2008.E$37])/[$MDB_2008.E$38]" office:value-type="float" office:value="-0.152756323688421" calcext:value-type="float">
            <text:p>-0.152756323688421</text:p>
          </table:table-cell>
          <table:table-cell table:style-name="ce35" table:formula="of:=([$MDB_2008.F11]-[$MDB_2008.F$37])/[$MDB_2008.F$38]" office:value-type="float" office:value="-0.172325597822808" calcext:value-type="float">
            <text:p>-0.172325597822808</text:p>
          </table:table-cell>
          <table:table-cell table:number-columns-repeated="58"/>
        </table:table-row>
        <table:table-row table:style-name="ro3"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Frederico Westphalen</text:p>
          </table:table-cell>
          <table:table-cell table:style-name="ce35" table:formula="of:=([$MDB_2008.C12]-[$MDB_2008.C$37])/[$MDB_2008.C$38]" office:value-type="float" office:value="0.0897724114472182" calcext:value-type="float">
            <text:p>0.089772411447218</text:p>
          </table:table-cell>
          <table:table-cell table:style-name="ce35" table:formula="of:=([$MDB_2008.D12]-[$MDB_2008.D$37])/[$MDB_2008.D$38]" office:value-type="float" office:value="-0.29348271697266" calcext:value-type="float">
            <text:p>-0.29348271697266</text:p>
          </table:table-cell>
          <table:table-cell table:style-name="ce35" table:formula="of:=([$MDB_2008.E12]-[$MDB_2008.E$37])/[$MDB_2008.E$38]" office:value-type="float" office:value="-0.386719695601136" calcext:value-type="float">
            <text:p>-0.386719695601136</text:p>
          </table:table-cell>
          <table:table-cell table:style-name="ce35" table:formula="of:=([$MDB_2008.F12]-[$MDB_2008.F$37])/[$MDB_2008.F$38]" office:value-type="float" office:value="-0.253943743629716" calcext:value-type="float">
            <text:p>-0.253943743629716</text:p>
          </table:table-cell>
          <table:table-cell table:number-columns-repeated="58"/>
        </table:table-row>
        <table:table-row table:style-name="ro3"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Gramado-Canela</text:p>
          </table:table-cell>
          <table:table-cell table:style-name="ce35" table:formula="of:=([$MDB_2008.C13]-[$MDB_2008.C$37])/[$MDB_2008.C$38]" office:value-type="float" office:value="-0.518153904314879" calcext:value-type="float">
            <text:p>-0.518153904314879</text:p>
          </table:table-cell>
          <table:table-cell table:style-name="ce35" table:formula="of:=([$MDB_2008.D13]-[$MDB_2008.D$37])/[$MDB_2008.D$38]" office:value-type="float" office:value="0.0346090117700895" calcext:value-type="float">
            <text:p>0.03460901177009</text:p>
          </table:table-cell>
          <table:table-cell table:style-name="ce35" table:formula="of:=([$MDB_2008.E13]-[$MDB_2008.E$37])/[$MDB_2008.E$38]" office:value-type="float" office:value="0.0823289759912604" calcext:value-type="float">
            <text:p>0.08232897599126</text:p>
          </table:table-cell>
          <table:table-cell table:style-name="ce35" table:formula="of:=([$MDB_2008.F13]-[$MDB_2008.F$37])/[$MDB_2008.F$38]" office:value-type="float" office:value="-0.00519985817064693" calcext:value-type="float">
            <text:p>-0.005199858170647</text:p>
          </table:table-cell>
          <table:table-cell table:number-columns-repeated="58"/>
        </table:table-row>
        <table:table-row table:style-name="ro3"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Guaporé</text:p>
          </table:table-cell>
          <table:table-cell table:style-name="ce35" table:formula="of:=([$MDB_2008.C14]-[$MDB_2008.C$37])/[$MDB_2008.C$38]" office:value-type="float" office:value="-0.141395030583692" calcext:value-type="float">
            <text:p>-0.141395030583692</text:p>
          </table:table-cell>
          <table:table-cell table:style-name="ce35" table:formula="of:=([$MDB_2008.D14]-[$MDB_2008.D$37])/[$MDB_2008.D$38]" office:value-type="float" office:value="-0.279848217368162" calcext:value-type="float">
            <text:p>-0.279848217368162</text:p>
          </table:table-cell>
          <table:table-cell table:style-name="ce35" table:formula="of:=([$MDB_2008.E14]-[$MDB_2008.E$37])/[$MDB_2008.E$38]" office:value-type="float" office:value="0.0126506368814163" calcext:value-type="float">
            <text:p>0.012650636881416</text:p>
          </table:table-cell>
          <table:table-cell table:style-name="ce35" table:formula="of:=([$MDB_2008.F14]-[$MDB_2008.F$37])/[$MDB_2008.F$38]" office:value-type="float" office:value="-0.248567088377369" calcext:value-type="float">
            <text:p>-0.248567088377369</text:p>
          </table:table-cell>
          <table:table-cell table:number-columns-repeated="58"/>
        </table:table-row>
        <table:table-row table:style-name="ro3">
          <table:table-cell table:style-name="ce11" office:value-type="float" office:value="14" calcext:value-type="float">
            <text:p>14</text:p>
          </table:table-cell>
          <table:table-cell table:style-name="ce13" office:value-type="string" calcext:value-type="string">
            <text:p>Ijuí</text:p>
          </table:table-cell>
          <table:table-cell table:style-name="ce35" table:formula="of:=([$MDB_2008.C15]-[$MDB_2008.C$37])/[$MDB_2008.C$38]" office:value-type="float" office:value="-0.353231423881634" calcext:value-type="float">
            <text:p>-0.353231423881634</text:p>
          </table:table-cell>
          <table:table-cell table:style-name="ce35" table:formula="of:=([$MDB_2008.D15]-[$MDB_2008.D$37])/[$MDB_2008.D$38]" office:value-type="float" office:value="-0.361102680116463" calcext:value-type="float">
            <text:p>-0.361102680116463</text:p>
          </table:table-cell>
          <table:table-cell table:style-name="ce35" table:formula="of:=([$MDB_2008.E15]-[$MDB_2008.E$37])/[$MDB_2008.E$38]" office:value-type="float" office:value="-0.434863261442772" calcext:value-type="float">
            <text:p>-0.434863261442772</text:p>
          </table:table-cell>
          <table:table-cell table:style-name="ce35" table:formula="of:=([$MDB_2008.F15]-[$MDB_2008.F$37])/[$MDB_2008.F$38]" office:value-type="float" office:value="-0.301998022825736" calcext:value-type="float">
            <text:p>-0.301998022825736</text:p>
          </table:table-cell>
          <table:table-cell table:number-columns-repeated="58"/>
        </table:table-row>
        <table:table-row table:style-name="ro3">
          <table:table-cell table:style-name="ce11" office:value-type="float" office:value="15" calcext:value-type="float">
            <text:p>15</text:p>
          </table:table-cell>
          <table:table-cell table:style-name="ce13" office:value-type="string" calcext:value-type="string">
            <text:p>Jaguarão</text:p>
          </table:table-cell>
          <table:table-cell table:style-name="ce35" table:formula="of:=([$MDB_2008.C16]-[$MDB_2008.C$37])/[$MDB_2008.C$38]" office:value-type="float" office:value="-0.406778943960061" calcext:value-type="float">
            <text:p>-0.406778943960061</text:p>
          </table:table-cell>
          <table:table-cell table:style-name="ce35" table:formula="of:=([$MDB_2008.D16]-[$MDB_2008.D$37])/[$MDB_2008.D$38]" office:value-type="float" office:value="-0.342038533045676" calcext:value-type="float">
            <text:p>-0.342038533045676</text:p>
          </table:table-cell>
          <table:table-cell table:style-name="ce35" table:formula="of:=([$MDB_2008.E16]-[$MDB_2008.E$37])/[$MDB_2008.E$38]" office:value-type="float" office:value="-0.431160064898409" calcext:value-type="float">
            <text:p>-0.431160064898409</text:p>
          </table:table-cell>
          <table:table-cell table:style-name="ce35" table:formula="of:=([$MDB_2008.F16]-[$MDB_2008.F$37])/[$MDB_2008.F$38]" office:value-type="float" office:value="-0.302829618646667" calcext:value-type="float">
            <text:p>-0.302829618646667</text:p>
          </table:table-cell>
          <table:table-cell table:number-columns-repeated="58"/>
        </table:table-row>
        <table:table-row table:style-name="ro3">
          <table:table-cell table:style-name="ce11" office:value-type="float" office:value="16" calcext:value-type="float">
            <text:p>16</text:p>
          </table:table-cell>
          <table:table-cell table:style-name="ce13" office:value-type="string" calcext:value-type="string">
            <text:p>Lajeado-Estrela</text:p>
          </table:table-cell>
          <table:table-cell table:style-name="ce35" table:formula="of:=([$MDB_2008.C17]-[$MDB_2008.C$37])/[$MDB_2008.C$38]" office:value-type="float" office:value="3.23285758848675" calcext:value-type="float">
            <text:p>3.23285758848675</text:p>
          </table:table-cell>
          <table:table-cell table:style-name="ce35" table:formula="of:=([$MDB_2008.D17]-[$MDB_2008.D$37])/[$MDB_2008.D$38]" office:value-type="float" office:value="-0.115699018638458" calcext:value-type="float">
            <text:p>-0.115699018638458</text:p>
          </table:table-cell>
          <table:table-cell table:style-name="ce35" table:formula="of:=([$MDB_2008.E17]-[$MDB_2008.E$37])/[$MDB_2008.E$38]" office:value-type="float" office:value="0.163427687504499" calcext:value-type="float">
            <text:p>0.163427687504499</text:p>
          </table:table-cell>
          <table:table-cell table:style-name="ce35" table:formula="of:=([$MDB_2008.F17]-[$MDB_2008.F$37])/[$MDB_2008.F$38]" office:value-type="float" office:value="-0.106561913220722" calcext:value-type="float">
            <text:p>-0.106561913220722</text:p>
          </table:table-cell>
          <table:table-cell table:number-columns-repeated="58"/>
        </table:table-row>
        <table:table-row table:style-name="ro3"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Litoral Lagunar</text:p>
          </table:table-cell>
          <table:table-cell table:style-name="ce35" table:formula="of:=([$MDB_2008.C18]-[$MDB_2008.C$37])/[$MDB_2008.C$38]" office:value-type="float" office:value="0.366156135267557" calcext:value-type="float">
            <text:p>0.366156135267557</text:p>
          </table:table-cell>
          <table:table-cell table:style-name="ce35" table:formula="of:=([$MDB_2008.D18]-[$MDB_2008.D$37])/[$MDB_2008.D$38]" office:value-type="float" office:value="-0.0474981499087258" calcext:value-type="float">
            <text:p>-0.047498149908726</text:p>
          </table:table-cell>
          <table:table-cell table:style-name="ce35" table:formula="of:=([$MDB_2008.E18]-[$MDB_2008.E$37])/[$MDB_2008.E$38]" office:value-type="float" office:value="-0.212356340163911" calcext:value-type="float">
            <text:p>-0.212356340163911</text:p>
          </table:table-cell>
          <table:table-cell table:style-name="ce35" table:formula="of:=([$MDB_2008.F18]-[$MDB_2008.F$37])/[$MDB_2008.F$38]" office:value-type="float" office:value="-0.0330212879244801" calcext:value-type="float">
            <text:p>-0.03302128792448</text:p>
          </table:table-cell>
          <table:table-cell table:number-columns-repeated="58"/>
        </table:table-row>
        <table:table-row table:style-name="ro3"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Montenegro</text:p>
          </table:table-cell>
          <table:table-cell table:style-name="ce35" table:formula="of:=([$MDB_2008.C19]-[$MDB_2008.C$37])/[$MDB_2008.C$38]" office:value-type="float" office:value="-0.390318933964695" calcext:value-type="float">
            <text:p>-0.390318933964695</text:p>
          </table:table-cell>
          <table:table-cell table:style-name="ce35" table:formula="of:=([$MDB_2008.D19]-[$MDB_2008.D$37])/[$MDB_2008.D$38]" office:value-type="float" office:value="-0.15524956385612" calcext:value-type="float">
            <text:p>-0.15524956385612</text:p>
          </table:table-cell>
          <table:table-cell table:style-name="ce35" table:formula="of:=([$MDB_2008.E19]-[$MDB_2008.E$37])/[$MDB_2008.E$38]" office:value-type="float" office:value="0.0591621751141788" calcext:value-type="float">
            <text:p>0.059162175114179</text:p>
          </table:table-cell>
          <table:table-cell table:style-name="ce35" table:formula="of:=([$MDB_2008.F19]-[$MDB_2008.F$37])/[$MDB_2008.F$38]" office:value-type="float" office:value="-0.181147206972961" calcext:value-type="float">
            <text:p>-0.181147206972961</text:p>
          </table:table-cell>
          <table:table-cell table:number-columns-repeated="58"/>
        </table:table-row>
        <table:table-row table:style-name="ro3">
          <table:table-cell table:style-name="ce11" office:value-type="float" office:value="19" calcext:value-type="float">
            <text:p>19</text:p>
          </table:table-cell>
          <table:table-cell table:style-name="ce13" office:value-type="string" calcext:value-type="string">
            <text:p>Não-Me-Toque</text:p>
          </table:table-cell>
          <table:table-cell table:style-name="ce35" table:formula="of:=([$MDB_2008.C20]-[$MDB_2008.C$37])/[$MDB_2008.C$38]" office:value-type="float" office:value="-0.490908931051213" calcext:value-type="float">
            <text:p>-0.490908931051213</text:p>
          </table:table-cell>
          <table:table-cell table:style-name="ce35" table:formula="of:=([$MDB_2008.D20]-[$MDB_2008.D$37])/[$MDB_2008.D$38]" office:value-type="float" office:value="-0.364249399926444" calcext:value-type="float">
            <text:p>-0.364249399926444</text:p>
          </table:table-cell>
          <table:table-cell table:style-name="ce35" table:formula="of:=([$MDB_2008.E20]-[$MDB_2008.E$37])/[$MDB_2008.E$38]" office:value-type="float" office:value="-0.396900105094236" calcext:value-type="float">
            <text:p>-0.396900105094236</text:p>
          </table:table-cell>
          <table:table-cell table:style-name="ce35" table:formula="of:=([$MDB_2008.F20]-[$MDB_2008.F$37])/[$MDB_2008.F$38]" office:value-type="float" office:value="-0.300300396927996" calcext:value-type="float">
            <text:p>-0.300300396927996</text:p>
          </table:table-cell>
          <table:table-cell table:number-columns-repeated="58"/>
        </table:table-row>
        <table:table-row table:style-name="ro3"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Osório</text:p>
          </table:table-cell>
          <table:table-cell table:style-name="ce35" table:formula="of:=([$MDB_2008.C21]-[$MDB_2008.C$37])/[$MDB_2008.C$38]" office:value-type="float" office:value="0.248001198830741" calcext:value-type="float">
            <text:p>0.248001198830741</text:p>
          </table:table-cell>
          <table:table-cell table:style-name="ce35" table:formula="of:=([$MDB_2008.D21]-[$MDB_2008.D$37])/[$MDB_2008.D$38]" office:value-type="float" office:value="0.274636776222331" calcext:value-type="float">
            <text:p>0.274636776222331</text:p>
          </table:table-cell>
          <table:table-cell table:style-name="ce35" table:formula="of:=([$MDB_2008.E21]-[$MDB_2008.E$37])/[$MDB_2008.E$38]" office:value-type="float" office:value="-0.291253193157479" calcext:value-type="float">
            <text:p>-0.291253193157479</text:p>
          </table:table-cell>
          <table:table-cell table:style-name="ce35" table:formula="of:=([$MDB_2008.F21]-[$MDB_2008.F$37])/[$MDB_2008.F$38]" office:value-type="float" office:value="0.020691018138858" calcext:value-type="float">
            <text:p>0.020691018138858</text:p>
          </table:table-cell>
          <table:table-cell table:number-columns-repeated="58"/>
        </table:table-row>
        <table:table-row table:style-name="ro3">
          <table:table-cell table:style-name="ce11" office:value-type="float" office:value="21" calcext:value-type="float">
            <text:p>21</text:p>
          </table:table-cell>
          <table:table-cell table:style-name="ce13" office:value-type="string" calcext:value-type="string">
            <text:p>Passo Fundo</text:p>
          </table:table-cell>
          <table:table-cell table:style-name="ce35" table:formula="of:=([$MDB_2008.C22]-[$MDB_2008.C$37])/[$MDB_2008.C$38]" office:value-type="float" office:value="0.64800447038047" calcext:value-type="float">
            <text:p>0.64800447038047</text:p>
          </table:table-cell>
          <table:table-cell table:style-name="ce35" table:formula="of:=([$MDB_2008.D22]-[$MDB_2008.D$37])/[$MDB_2008.D$38]" office:value-type="float" office:value="-0.0330243045011677" calcext:value-type="float">
            <text:p>-0.033024304501168</text:p>
          </table:table-cell>
          <table:table-cell table:style-name="ce35" table:formula="of:=([$MDB_2008.E22]-[$MDB_2008.E$37])/[$MDB_2008.E$38]" office:value-type="float" office:value="0.0343286467446781" calcext:value-type="float">
            <text:p>0.034328646744678</text:p>
          </table:table-cell>
          <table:table-cell table:style-name="ce35" table:formula="of:=([$MDB_2008.F22]-[$MDB_2008.F$37])/[$MDB_2008.F$38]" office:value-type="float" office:value="0.0192207678435426" calcext:value-type="float">
            <text:p>0.019220767843543</text:p>
          </table:table-cell>
          <table:table-cell table:number-columns-repeated="58"/>
        </table:table-row>
        <table:table-row table:style-name="ro3"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Pelotas</text:p>
          </table:table-cell>
          <table:table-cell table:style-name="ce35" table:formula="of:=([$MDB_2008.C23]-[$MDB_2008.C$37])/[$MDB_2008.C$38]" office:value-type="float" office:value="0.0770741961409155" calcext:value-type="float">
            <text:p>0.077074196140916</text:p>
          </table:table-cell>
          <table:table-cell table:style-name="ce35" table:formula="of:=([$MDB_2008.D23]-[$MDB_2008.D$37])/[$MDB_2008.D$38]" office:value-type="float" office:value="0.170471240050071" calcext:value-type="float">
            <text:p>0.170471240050071</text:p>
          </table:table-cell>
          <table:table-cell table:style-name="ce35" table:formula="of:=([$MDB_2008.E23]-[$MDB_2008.E$37])/[$MDB_2008.E$38]" office:value-type="float" office:value="-0.0983496305514325" calcext:value-type="float">
            <text:p>-0.098349630551433</text:p>
          </table:table-cell>
          <table:table-cell table:style-name="ce35" table:formula="of:=([$MDB_2008.F23]-[$MDB_2008.F$37])/[$MDB_2008.F$38]" office:value-type="float" office:value="0.0273401231686255" calcext:value-type="float">
            <text:p>0.027340123168626</text:p>
          </table:table-cell>
          <table:table-cell table:number-columns-repeated="58"/>
        </table:table-row>
        <table:table-row table:style-name="ro3"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Porto Alegre</text:p>
          </table:table-cell>
          <table:table-cell table:style-name="ce35" table:formula="of:=([$MDB_2008.C24]-[$MDB_2008.C$37])/[$MDB_2008.C$38]" office:value-type="float" office:value="-0.142352131615559" calcext:value-type="float">
            <text:p>-0.142352131615559</text:p>
          </table:table-cell>
          <table:table-cell table:style-name="ce35" table:formula="of:=([$MDB_2008.D24]-[$MDB_2008.D$37])/[$MDB_2008.D$38]" office:value-type="float" office:value="5.59929349738597" calcext:value-type="float">
            <text:p>5.59929349738597</text:p>
          </table:table-cell>
          <table:table-cell table:style-name="ce35" table:formula="of:=([$MDB_2008.E24]-[$MDB_2008.E$37])/[$MDB_2008.E$38]" office:value-type="float" office:value="4.84630640768517" calcext:value-type="float">
            <text:p>4.84630640768517</text:p>
          </table:table-cell>
          <table:table-cell table:style-name="ce35" table:formula="of:=([$MDB_2008.F24]-[$MDB_2008.F$37])/[$MDB_2008.F$38]" office:value-type="float" office:value="5.65639944041166" calcext:value-type="float">
            <text:p>5.65639944041166</text:p>
          </table:table-cell>
          <table:table-cell table:number-columns-repeated="58"/>
        </table:table-row>
        <table:table-row table:style-name="ro3">
          <table:table-cell table:style-name="ce11" office:value-type="float" office:value="24" calcext:value-type="float">
            <text:p>24</text:p>
          </table:table-cell>
          <table:table-cell table:style-name="ce13" office:value-type="string" calcext:value-type="string">
            <text:p>Restinga Seca</text:p>
          </table:table-cell>
          <table:table-cell table:style-name="ce35" table:formula="of:=([$MDB_2008.C25]-[$MDB_2008.C$37])/[$MDB_2008.C$38]" office:value-type="float" office:value="-0.622316083612358" calcext:value-type="float">
            <text:p>-0.622316083612358</text:p>
          </table:table-cell>
          <table:table-cell table:style-name="ce35" table:formula="of:=([$MDB_2008.D25]-[$MDB_2008.D$37])/[$MDB_2008.D$38]" office:value-type="float" office:value="-0.383154146382549" calcext:value-type="float">
            <text:p>-0.383154146382549</text:p>
          </table:table-cell>
          <table:table-cell table:style-name="ce35" table:formula="of:=([$MDB_2008.E25]-[$MDB_2008.E$37])/[$MDB_2008.E$38]" office:value-type="float" office:value="-0.4227441908001" calcext:value-type="float">
            <text:p>-0.4227441908001</text:p>
          </table:table-cell>
          <table:table-cell table:style-name="ce35" table:formula="of:=([$MDB_2008.F25]-[$MDB_2008.F$37])/[$MDB_2008.F$38]" office:value-type="float" office:value="-0.320426093847857" calcext:value-type="float">
            <text:p>-0.320426093847857</text:p>
          </table:table-cell>
          <table:table-cell table:number-columns-repeated="58"/>
        </table:table-row>
        <table:table-row table:style-name="ro3">
          <table:table-cell table:style-name="ce11" office:value-type="float" office:value="25" calcext:value-type="float">
            <text:p>25</text:p>
          </table:table-cell>
          <table:table-cell table:style-name="ce13" office:value-type="string" calcext:value-type="string">
            <text:p>Sananduva</text:p>
          </table:table-cell>
          <table:table-cell table:style-name="ce35" table:formula="of:=([$MDB_2008.C26]-[$MDB_2008.C$37])/[$MDB_2008.C$38]" office:value-type="float" office:value="-0.637357349249549" calcext:value-type="float">
            <text:p>-0.637357349249549</text:p>
          </table:table-cell>
          <table:table-cell table:style-name="ce35" table:formula="of:=([$MDB_2008.D26]-[$MDB_2008.D$37])/[$MDB_2008.D$38]" office:value-type="float" office:value="-0.359458822450097" calcext:value-type="float">
            <text:p>-0.359458822450097</text:p>
          </table:table-cell>
          <table:table-cell table:style-name="ce35" table:formula="of:=([$MDB_2008.E26]-[$MDB_2008.E$37])/[$MDB_2008.E$38]" office:value-type="float" office:value="-0.419610346799074" calcext:value-type="float">
            <text:p>-0.419610346799074</text:p>
          </table:table-cell>
          <table:table-cell table:style-name="ce35" table:formula="of:=([$MDB_2008.F26]-[$MDB_2008.F$37])/[$MDB_2008.F$38]" office:value-type="float" office:value="-0.30229552161829" calcext:value-type="float">
            <text:p>-0.30229552161829</text:p>
          </table:table-cell>
          <table:table-cell table:number-columns-repeated="58"/>
        </table:table-row>
        <table:table-row table:style-name="ro3">
          <table:table-cell table:style-name="ce11" office:value-type="float" office:value="26" calcext:value-type="float">
            <text:p>26</text:p>
          </table:table-cell>
          <table:table-cell table:style-name="ce13" office:value-type="string" calcext:value-type="string">
            <text:p>Santa Cruz do Sul</text:p>
          </table:table-cell>
          <table:table-cell table:style-name="ce35" table:formula="of:=([$MDB_2008.C27]-[$MDB_2008.C$37])/[$MDB_2008.C$38]" office:value-type="float" office:value="0.327395304881942" calcext:value-type="float">
            <text:p>0.327395304881942</text:p>
          </table:table-cell>
          <table:table-cell table:style-name="ce35" table:formula="of:=([$MDB_2008.D27]-[$MDB_2008.D$37])/[$MDB_2008.D$38]" office:value-type="float" office:value="-0.050544039071775" calcext:value-type="float">
            <text:p>-0.050544039071775</text:p>
          </table:table-cell>
          <table:table-cell table:style-name="ce35" table:formula="of:=([$MDB_2008.E27]-[$MDB_2008.E$37])/[$MDB_2008.E$38]" office:value-type="float" office:value="0.0353158451548195" calcext:value-type="float">
            <text:p>0.03531584515482</text:p>
          </table:table-cell>
          <table:table-cell table:style-name="ce35" table:formula="of:=([$MDB_2008.F27]-[$MDB_2008.F$37])/[$MDB_2008.F$38]" office:value-type="float" office:value="-0.0504529710511803" calcext:value-type="float">
            <text:p>-0.05045297105118</text:p>
          </table:table-cell>
          <table:table-cell table:number-columns-repeated="58"/>
        </table:table-row>
        <table:table-row table:style-name="ro3">
          <table:table-cell table:style-name="ce11" office:value-type="float" office:value="27" calcext:value-type="float">
            <text:p>27</text:p>
          </table:table-cell>
          <table:table-cell table:style-name="ce13" office:value-type="string" calcext:value-type="string">
            <text:p>Santa Maria</text:p>
          </table:table-cell>
          <table:table-cell table:style-name="ce35" table:formula="of:=([$MDB_2008.C28]-[$MDB_2008.C$37])/[$MDB_2008.C$38]" office:value-type="float" office:value="-0.117665129425967" calcext:value-type="float">
            <text:p>-0.117665129425967</text:p>
          </table:table-cell>
          <table:table-cell table:style-name="ce35" table:formula="of:=([$MDB_2008.D28]-[$MDB_2008.D$37])/[$MDB_2008.D$38]" office:value-type="float" office:value="0.183137112017549" calcext:value-type="float">
            <text:p>0.183137112017549</text:p>
          </table:table-cell>
          <table:table-cell table:style-name="ce35" table:formula="of:=([$MDB_2008.E28]-[$MDB_2008.E$37])/[$MDB_2008.E$38]" office:value-type="float" office:value="-0.310018869503606" calcext:value-type="float">
            <text:p>-0.310018869503606</text:p>
          </table:table-cell>
          <table:table-cell table:style-name="ce35" table:formula="of:=([$MDB_2008.F28]-[$MDB_2008.F$37])/[$MDB_2008.F$38]" office:value-type="float" office:value="0.0313236827615513" calcext:value-type="float">
            <text:p>0.031323682761551</text:p>
          </table:table-cell>
          <table:table-cell table:number-columns-repeated="58"/>
        </table:table-row>
        <table:table-row table:style-name="ro3"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Santa Rosa</text:p>
          </table:table-cell>
          <table:table-cell table:style-name="ce35" table:formula="of:=([$MDB_2008.C29]-[$MDB_2008.C$37])/[$MDB_2008.C$38]" office:value-type="float" office:value="-0.120185053621037" calcext:value-type="float">
            <text:p>-0.120185053621037</text:p>
          </table:table-cell>
          <table:table-cell table:style-name="ce35" table:formula="of:=([$MDB_2008.D29]-[$MDB_2008.D$37])/[$MDB_2008.D$38]" office:value-type="float" office:value="-0.241966013676263" calcext:value-type="float">
            <text:p>-0.241966013676263</text:p>
          </table:table-cell>
          <table:table-cell table:style-name="ce35" table:formula="of:=([$MDB_2008.E29]-[$MDB_2008.E$37])/[$MDB_2008.E$38]" office:value-type="float" office:value="-0.260620955269257" calcext:value-type="float">
            <text:p>-0.260620955269257</text:p>
          </table:table-cell>
          <table:table-cell table:style-name="ce35" table:formula="of:=([$MDB_2008.F29]-[$MDB_2008.F$37])/[$MDB_2008.F$38]" office:value-type="float" office:value="-0.205455872847244" calcext:value-type="float">
            <text:p>-0.205455872847244</text:p>
          </table:table-cell>
          <table:table-cell table:number-columns-repeated="58"/>
        </table:table-row>
        <table:table-row table:style-name="ro3">
          <table:table-cell table:style-name="ce11" office:value-type="float" office:value="29" calcext:value-type="float">
            <text:p>29</text:p>
          </table:table-cell>
          <table:table-cell table:style-name="ce13" office:value-type="string" calcext:value-type="string">
            <text:p>Santiago</text:p>
          </table:table-cell>
          <table:table-cell table:style-name="ce35" table:formula="of:=([$MDB_2008.C30]-[$MDB_2008.C$37])/[$MDB_2008.C$38]" office:value-type="float" office:value="-0.505668411157083" calcext:value-type="float">
            <text:p>-0.505668411157083</text:p>
          </table:table-cell>
          <table:table-cell table:style-name="ce35" table:formula="of:=([$MDB_2008.D30]-[$MDB_2008.D$37])/[$MDB_2008.D$38]" office:value-type="float" office:value="-0.28735517402008" calcext:value-type="float">
            <text:p>-0.28735517402008</text:p>
          </table:table-cell>
          <table:table-cell table:style-name="ce35" table:formula="of:=([$MDB_2008.E30]-[$MDB_2008.E$37])/[$MDB_2008.E$38]" office:value-type="float" office:value="-0.421000213044125" calcext:value-type="float">
            <text:p>-0.421000213044125</text:p>
          </table:table-cell>
          <table:table-cell table:style-name="ce35" table:formula="of:=([$MDB_2008.F30]-[$MDB_2008.F$37])/[$MDB_2008.F$38]" office:value-type="float" office:value="-0.26951066598577" calcext:value-type="float">
            <text:p>-0.26951066598577</text:p>
          </table:table-cell>
          <table:table-cell table:number-columns-repeated="58"/>
        </table:table-row>
        <table:table-row table:style-name="ro3">
          <table:table-cell table:style-name="ce11" office:value-type="float" office:value="30" calcext:value-type="float">
            <text:p>30</text:p>
          </table:table-cell>
          <table:table-cell table:style-name="ce13" office:value-type="string" calcext:value-type="string">
            <text:p>Santo Ângelo</text:p>
          </table:table-cell>
          <table:table-cell table:style-name="ce35" table:formula="of:=([$MDB_2008.C31]-[$MDB_2008.C$37])/[$MDB_2008.C$38]" office:value-type="float" office:value="-0.222827734555043" calcext:value-type="float">
            <text:p>-0.222827734555043</text:p>
          </table:table-cell>
          <table:table-cell table:style-name="ce35" table:formula="of:=([$MDB_2008.D31]-[$MDB_2008.D$37])/[$MDB_2008.D$38]" office:value-type="float" office:value="-0.220413306412695" calcext:value-type="float">
            <text:p>-0.220413306412695</text:p>
          </table:table-cell>
          <table:table-cell table:style-name="ce35" table:formula="of:=([$MDB_2008.E31]-[$MDB_2008.E$37])/[$MDB_2008.E$38]" office:value-type="float" office:value="-0.292236082206535" calcext:value-type="float">
            <text:p>-0.292236082206535</text:p>
          </table:table-cell>
          <table:table-cell table:style-name="ce35" table:formula="of:=([$MDB_2008.F31]-[$MDB_2008.F$37])/[$MDB_2008.F$38]" office:value-type="float" office:value="-0.206700716344948" calcext:value-type="float">
            <text:p>-0.206700716344948</text:p>
          </table:table-cell>
          <table:table-cell table:number-columns-repeated="58"/>
        </table:table-row>
        <table:table-row table:style-name="ro3">
          <table:table-cell table:style-name="ce11" office:value-type="float" office:value="31" calcext:value-type="float">
            <text:p>31</text:p>
          </table:table-cell>
          <table:table-cell table:style-name="ce13" office:value-type="string" calcext:value-type="string">
            <text:p>São Jerônimo</text:p>
          </table:table-cell>
          <table:table-cell table:style-name="ce35" table:formula="of:=([$MDB_2008.C32]-[$MDB_2008.C$37])/[$MDB_2008.C$38]" office:value-type="float" office:value="-0.389243520082158" calcext:value-type="float">
            <text:p>-0.389243520082158</text:p>
          </table:table-cell>
          <table:table-cell table:style-name="ce35" table:formula="of:=([$MDB_2008.D32]-[$MDB_2008.D$37])/[$MDB_2008.D$38]" office:value-type="float" office:value="-0.261172854151839" calcext:value-type="float">
            <text:p>-0.261172854151839</text:p>
          </table:table-cell>
          <table:table-cell table:style-name="ce35" table:formula="of:=([$MDB_2008.E32]-[$MDB_2008.E$37])/[$MDB_2008.E$38]" office:value-type="float" office:value="0.566330802178397" calcext:value-type="float">
            <text:p>0.566330802178397</text:p>
          </table:table-cell>
          <table:table-cell table:style-name="ce35" table:formula="of:=([$MDB_2008.F32]-[$MDB_2008.F$37])/[$MDB_2008.F$38]" office:value-type="float" office:value="-0.274340363222605" calcext:value-type="float">
            <text:p>-0.274340363222605</text:p>
          </table:table-cell>
          <table:table-cell table:number-columns-repeated="58"/>
        </table:table-row>
        <table:table-row table:style-name="ro3">
          <table:table-cell table:style-name="ce11" office:value-type="float" office:value="32" calcext:value-type="float">
            <text:p>32</text:p>
          </table:table-cell>
          <table:table-cell table:style-name="ce13" office:value-type="string" calcext:value-type="string">
            <text:p>Serras de Sudeste</text:p>
          </table:table-cell>
          <table:table-cell table:style-name="ce35" table:formula="of:=([$MDB_2008.C33]-[$MDB_2008.C$37])/[$MDB_2008.C$38]" office:value-type="float" office:value="-0.650300751113905" calcext:value-type="float">
            <text:p>-0.650300751113905</text:p>
          </table:table-cell>
          <table:table-cell table:style-name="ce35" table:formula="of:=([$MDB_2008.D33]-[$MDB_2008.D$37])/[$MDB_2008.D$38]" office:value-type="float" office:value="-0.302511510524796" calcext:value-type="float">
            <text:p>-0.302511510524796</text:p>
          </table:table-cell>
          <table:table-cell table:style-name="ce35" table:formula="of:=([$MDB_2008.E33]-[$MDB_2008.E$37])/[$MDB_2008.E$38]" office:value-type="float" office:value="-0.153948226885013" calcext:value-type="float">
            <text:p>-0.153948226885013</text:p>
          </table:table-cell>
          <table:table-cell table:style-name="ce35" table:formula="of:=([$MDB_2008.F33]-[$MDB_2008.F$37])/[$MDB_2008.F$38]" office:value-type="float" office:value="-0.284868856594967" calcext:value-type="float">
            <text:p>-0.284868856594967</text:p>
          </table:table-cell>
          <table:table-cell table:number-columns-repeated="58"/>
        </table:table-row>
        <table:table-row table:style-name="ro3">
          <table:table-cell table:style-name="ce11" office:value-type="float" office:value="33" calcext:value-type="float">
            <text:p>33</text:p>
          </table:table-cell>
          <table:table-cell table:style-name="ce13" office:value-type="string" calcext:value-type="string">
            <text:p>Soledade</text:p>
          </table:table-cell>
          <table:table-cell table:style-name="ce35" table:formula="of:=([$MDB_2008.C34]-[$MDB_2008.C$37])/[$MDB_2008.C$38]" office:value-type="float" office:value="-0.711373881656077" calcext:value-type="float">
            <text:p>-0.711373881656077</text:p>
          </table:table-cell>
          <table:table-cell table:style-name="ce35" table:formula="of:=([$MDB_2008.D34]-[$MDB_2008.D$37])/[$MDB_2008.D$38]" office:value-type="float" office:value="-0.363385617149968" calcext:value-type="float">
            <text:p>-0.363385617149968</text:p>
          </table:table-cell>
          <table:table-cell table:style-name="ce35" table:formula="of:=([$MDB_2008.E34]-[$MDB_2008.E$37])/[$MDB_2008.E$38]" office:value-type="float" office:value="-0.432031030151115" calcext:value-type="float">
            <text:p>-0.432031030151115</text:p>
          </table:table-cell>
          <table:table-cell table:style-name="ce35" table:formula="of:=([$MDB_2008.F34]-[$MDB_2008.F$37])/[$MDB_2008.F$38]" office:value-type="float" office:value="-0.304062699343993" calcext:value-type="float">
            <text:p>-0.304062699343993</text:p>
          </table:table-cell>
          <table:table-cell table:number-columns-repeated="58"/>
        </table:table-row>
        <table:table-row table:style-name="ro3">
          <table:table-cell table:style-name="ce11" office:value-type="float" office:value="34" calcext:value-type="float">
            <text:p>34</text:p>
          </table:table-cell>
          <table:table-cell table:style-name="ce13" office:value-type="string" calcext:value-type="string">
            <text:p>Três Passos</text:p>
          </table:table-cell>
          <table:table-cell table:style-name="ce35" table:formula="of:=([$MDB_2008.C35]-[$MDB_2008.C$37])/[$MDB_2008.C$38]" office:value-type="float" office:value="-0.248889864573807" calcext:value-type="float">
            <text:p>-0.248889864573807</text:p>
          </table:table-cell>
          <table:table-cell table:style-name="ce35" table:formula="of:=([$MDB_2008.D35]-[$MDB_2008.D$37])/[$MDB_2008.D$38]" office:value-type="float" office:value="-0.290550666972034" calcext:value-type="float">
            <text:p>-0.290550666972034</text:p>
          </table:table-cell>
          <table:table-cell table:style-name="ce35" table:formula="of:=([$MDB_2008.E35]-[$MDB_2008.E$37])/[$MDB_2008.E$38]" office:value-type="float" office:value="-0.31890690444503" calcext:value-type="float">
            <text:p>-0.31890690444503</text:p>
          </table:table-cell>
          <table:table-cell table:style-name="ce35" table:formula="of:=([$MDB_2008.F35]-[$MDB_2008.F$37])/[$MDB_2008.F$38]" office:value-type="float" office:value="-0.254721448986051" calcext:value-type="float">
            <text:p>-0.254721448986051</text:p>
          </table:table-cell>
          <table:table-cell table:number-columns-repeated="58"/>
        </table:table-row>
        <table:table-row table:style-name="ro3">
          <table:table-cell table:style-name="ce11" office:value-type="float" office:value="35" calcext:value-type="float">
            <text:p>35</text:p>
          </table:table-cell>
          <table:table-cell table:style-name="ce13" office:value-type="string" calcext:value-type="string">
            <text:p>Vacaria</text:p>
          </table:table-cell>
          <table:table-cell table:style-name="ce35" table:formula="of:=([$MDB_2008.C36]-[$MDB_2008.C$37])/[$MDB_2008.C$38]" office:value-type="float" office:value="-0.404457952335056" calcext:value-type="float">
            <text:p>-0.404457952335056</text:p>
          </table:table-cell>
          <table:table-cell table:style-name="ce35" table:formula="of:=([$MDB_2008.D36]-[$MDB_2008.D$37])/[$MDB_2008.D$38]" office:value-type="float" office:value="-0.241737690669174" calcext:value-type="float">
            <text:p>-0.241737690669174</text:p>
          </table:table-cell>
          <table:table-cell table:style-name="ce35" table:formula="of:=([$MDB_2008.E36]-[$MDB_2008.E$37])/[$MDB_2008.E$38]" office:value-type="float" office:value="-0.324018003309203" calcext:value-type="float">
            <text:p>-0.324018003309203</text:p>
          </table:table-cell>
          <table:table-cell table:style-name="ce35" table:formula="of:=([$MDB_2008.F36]-[$MDB_2008.F$37])/[$MDB_2008.F$38]" office:value-type="float" office:value="-0.171523665246399" calcext:value-type="float">
            <text:p>-0.171523665246399</text:p>
          </table:table-cell>
          <table:table-cell table:number-columns-repeated="58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pêndice" table:style-name="ta6">
        <table:table-column table:style-name="co2" table:number-columns-repeated="64" table:default-cell-style-name="Default"/>
        <table:table-row table:style-name="ro1">
          <table:table-cell table:style-name="ce23" office:value-type="string" calcext:value-type="string">
            <text:p>SOBRE A INTERPRETAÇÃO DA MÉDIA E DO DESVIO PADRÃO</text:p>
          </table:table-cell>
          <table:table-cell table:number-columns-repeated="5"/>
          <table:table-cell>
            <draw:frame table:end-cell-address="Apêndice.J13" table:end-x="0.116cm" table:end-y="0.264cm" draw:z-index="0" draw:name="Chart 1" draw:style-name="gr1" draw:text-style-name="P1" svg:width="8.6cm" svg:height="6.176cm" svg:x="0cm" svg:y="0cm">
              <draw:object draw:notify-on-update-of-ranges="Apêndice.B4:Apêndice.B38 Apêndice.C4:Apêndice.C38 Apêndice.B4:Apêndice.B38 Apêndice.D4:Apêndice.D3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24" office:value-type="string" calcext:value-type="string">
            <text:p>Id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Média</text:p>
          </table:table-cell>
          <table:table-cell table:style-name="ce23" office:value-type="string" calcext:value-type="string">
            <text:p>w-média</text:p>
          </table:table-cell>
          <table:table-cell table:style-name="ce23" office:value-type="string" calcext:value-type="string">
            <text:p>(w-média)^2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 table:style-name="ce7" office:value-type="float" office:value="65103.886" calcext:value-type="float">
            <text:p>65103,886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4]-[.D4]" office:value-type="float" office:value="-13821.601982" calcext:value-type="float">
            <text:p>-13821,601982</text:p>
          </table:table-cell>
          <table:table-cell table:style-name="ce16" table:formula="of:=[.E4]^2" office:value-type="float" office:value="191036681.348827" calcext:value-type="float">
            <text:p>191036681,348827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" calcext:value-type="float">
            <text:p>2</text:p>
          </table:table-cell>
          <table:table-cell table:style-name="ce7" office:value-type="float" office:value="51068.538" calcext:value-type="float">
            <text:p>51068,538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5]-[.D5]" office:value-type="float" office:value="-27856.949982" calcext:value-type="float">
            <text:p>-27856,949982</text:p>
          </table:table-cell>
          <table:table-cell table:style-name="ce16" table:formula="of:=[.E5]^2" office:value-type="float" office:value="776009662.299651" calcext:value-type="float">
            <text:p>776009662,299651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3" calcext:value-type="float">
            <text:p>3</text:p>
          </table:table-cell>
          <table:table-cell table:style-name="ce7" office:value-type="float" office:value="26355.83" calcext:value-type="float">
            <text:p>26355,83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6]-[.D6]" office:value-type="float" office:value="-52569.657982" calcext:value-type="float">
            <text:p>-52569,657982</text:p>
          </table:table-cell>
          <table:table-cell table:style-name="ce16" table:formula="of:=[.E6]^2" office:value-type="float" office:value="2763568940.34446" calcext:value-type="float">
            <text:p>2763568940,34446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4" calcext:value-type="float">
            <text:p>4</text:p>
          </table:table-cell>
          <table:table-cell table:style-name="ce7" office:value-type="float" office:value="43840.784" calcext:value-type="float">
            <text:p>43840,784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7]-[.D7]" office:value-type="float" office:value="-35084.703982" calcext:value-type="float">
            <text:p>-35084,703982</text:p>
          </table:table-cell>
          <table:table-cell table:style-name="ce16" table:formula="of:=[.E7]^2" office:value-type="float" office:value="1230936453.50457" calcext:value-type="float">
            <text:p>1230936453,50457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5" calcext:value-type="float">
            <text:p>5</text:p>
          </table:table-cell>
          <table:table-cell table:style-name="ce7" office:value-type="float" office:value="432248.438" calcext:value-type="float">
            <text:p>432248,438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8]-[.D8]" office:value-type="float" office:value="353322.950018" calcext:value-type="float">
            <text:p>353322,950018</text:p>
          </table:table-cell>
          <table:table-cell table:style-name="ce16" table:formula="of:=[.E8]^2" office:value-type="float" office:value="124837107009.422" calcext:value-type="float">
            <text:p>124837107009,422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6" calcext:value-type="float">
            <text:p>6</text:p>
          </table:table-cell>
          <table:table-cell table:style-name="ce7" office:value-type="float" office:value="33897.662" calcext:value-type="float">
            <text:p>33897,662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9]-[.D9]" office:value-type="float" office:value="-45027.825982" calcext:value-type="float">
            <text:p>-45027,825982</text:p>
          </table:table-cell>
          <table:table-cell table:style-name="ce16" table:formula="of:=[.E9]^2" office:value-type="float" office:value="2027505112.66528" calcext:value-type="float">
            <text:p>2027505112,66528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7" calcext:value-type="float">
            <text:p>7</text:p>
          </table:table-cell>
          <table:table-cell table:style-name="ce7" office:value-type="float" office:value="110497.11" calcext:value-type="float">
            <text:p>110497,11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0]-[.D10]" office:value-type="float" office:value="31571.622018" calcext:value-type="float">
            <text:p>31571,622018</text:p>
          </table:table-cell>
          <table:table-cell table:style-name="ce16" table:formula="of:=[.E10]^2" office:value-type="float" office:value="996767316.847461" calcext:value-type="float">
            <text:p>996767316,847461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8" calcext:value-type="float">
            <text:p>8</text:p>
          </table:table-cell>
          <table:table-cell table:style-name="ce7" office:value-type="float" office:value="47574.606" calcext:value-type="float">
            <text:p>47574,606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1]-[.D11]" office:value-type="float" office:value="-31350.881982" calcext:value-type="float">
            <text:p>-31350,881982</text:p>
          </table:table-cell>
          <table:table-cell table:style-name="ce16" table:formula="of:=[.E11]^2" office:value-type="float" office:value="982877801.049293" calcext:value-type="float">
            <text:p>982877801,049293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9" calcext:value-type="float">
            <text:p>9</text:p>
          </table:table-cell>
          <table:table-cell table:style-name="ce7" office:value-type="float" office:value="79046.232" calcext:value-type="float">
            <text:p>79046,232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2]-[.D12]" office:value-type="float" office:value="120.744017999983" calcext:value-type="float">
            <text:p>120,744017999983</text:p>
          </table:table-cell>
          <table:table-cell table:style-name="ce16" table:formula="of:=[.E12]^2" office:value-type="float" office:value="14579.1178827802" calcext:value-type="float">
            <text:p>14579,1178827802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0" calcext:value-type="float">
            <text:p>10</text:p>
          </table:table-cell>
          <table:table-cell table:style-name="ce7" office:value-type="float" office:value="63384.731" calcext:value-type="float">
            <text:p>63384,731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3]-[.D13]" office:value-type="float" office:value="-15540.756982" calcext:value-type="float">
            <text:p>-15540,756982</text:p>
          </table:table-cell>
          <table:table-cell table:style-name="ce16" table:formula="of:=[.E13]^2" office:value-type="float" office:value="241515127.573582" calcext:value-type="float">
            <text:p>241515127,573582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1" calcext:value-type="float">
            <text:p>11</text:p>
          </table:table-cell>
          <table:table-cell table:style-name="ce7" office:value-type="float" office:value="89340.864" calcext:value-type="float">
            <text:p>89340,864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4]-[.D14]" office:value-type="float" office:value="10415.376018" calcext:value-type="float">
            <text:p>10415,376018</text:p>
          </table:table-cell>
          <table:table-cell table:style-name="ce16" table:formula="of:=[.E14]^2" office:value-type="float" office:value="108480057.596329" calcext:value-type="float">
            <text:p>108480057,596329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2" calcext:value-type="float">
            <text:p>12</text:p>
          </table:table-cell>
          <table:table-cell table:style-name="ce7" office:value-type="float" office:value="35140.788" calcext:value-type="float">
            <text:p>35140,788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5]-[.D15]" office:value-type="float" office:value="-43784.699982" calcext:value-type="float">
            <text:p>-43784,699982</text:p>
          </table:table-cell>
          <table:table-cell table:style-name="ce16" table:formula="of:=[.E15]^2" office:value-type="float" office:value="1917099952.51375" calcext:value-type="float">
            <text:p>1917099952,51375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3" calcext:value-type="float">
            <text:p>13</text:p>
          </table:table-cell>
          <table:table-cell table:style-name="ce7" office:value-type="float" office:value="63961.228" calcext:value-type="float">
            <text:p>63961,228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6]-[.D16]" office:value-type="float" office:value="-14964.259982" calcext:value-type="float">
            <text:p>-14964,259982</text:p>
          </table:table-cell>
          <table:table-cell table:style-name="ce16" table:formula="of:=[.E16]^2" office:value-type="float" office:value="223929076.808887" calcext:value-type="float">
            <text:p>223929076,808887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4" calcext:value-type="float">
            <text:p>14</text:p>
          </table:table-cell>
          <table:table-cell table:style-name="ce7" office:value-type="float" office:value="52380.02" calcext:value-type="float">
            <text:p>52380,02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7]-[.D17]" office:value-type="float" office:value="-26545.467982" calcext:value-type="float">
            <text:p>-26545,467982</text:p>
          </table:table-cell>
          <table:table-cell table:style-name="ce16" table:formula="of:=[.E17]^2" office:value-type="float" office:value="704661870.383388" calcext:value-type="float">
            <text:p>704661870,383388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5" calcext:value-type="float">
            <text:p>15</text:p>
          </table:table-cell>
          <table:table-cell table:style-name="ce7" office:value-type="float" office:value="35009.507" calcext:value-type="float">
            <text:p>35009,507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8]-[.D18]" office:value-type="float" office:value="-43915.980982" calcext:value-type="float">
            <text:p>-43915,980982</text:p>
          </table:table-cell>
          <table:table-cell table:style-name="ce16" table:formula="of:=[.E18]^2" office:value-type="float" office:value="1928613385.61139" calcext:value-type="float">
            <text:p>1928613385,61139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6" calcext:value-type="float">
            <text:p>16</text:p>
          </table:table-cell>
          <table:table-cell table:style-name="ce7" office:value-type="float" office:value="363693.825" calcext:value-type="float">
            <text:p>363693,825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19]-[.D19]" office:value-type="float" office:value="284768.337018" calcext:value-type="float">
            <text:p>284768,337018</text:p>
          </table:table-cell>
          <table:table-cell table:style-name="ce16" table:formula="of:=[.E19]^2" office:value-type="float" office:value="81093005767.9972" calcext:value-type="float">
            <text:p>81093005767,9972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7" calcext:value-type="float">
            <text:p>17</text:p>
          </table:table-cell>
          <table:table-cell table:style-name="ce7" office:value-type="float" office:value="90876.853" calcext:value-type="float">
            <text:p>90876,853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0]-[.D20]" office:value-type="float" office:value="11951.365018" calcext:value-type="float">
            <text:p>11951,365018</text:p>
          </table:table-cell>
          <table:table-cell table:style-name="ce16" table:formula="of:=[.E20]^2" office:value-type="float" office:value="142835125.793474" calcext:value-type="float">
            <text:p>142835125,793474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8" calcext:value-type="float">
            <text:p>18</text:p>
          </table:table-cell>
          <table:table-cell table:style-name="ce7" office:value-type="float" office:value="54694.55" calcext:value-type="float">
            <text:p>54694,55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1]-[.D21]" office:value-type="float" office:value="-24230.937982" calcext:value-type="float">
            <text:p>-24230,937982</text:p>
          </table:table-cell>
          <table:table-cell table:style-name="ce16" table:formula="of:=[.E21]^2" office:value-type="float" office:value="587138355.487531" calcext:value-type="float">
            <text:p>587138355,487531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19" calcext:value-type="float">
            <text:p>19</text:p>
          </table:table-cell>
          <table:table-cell table:style-name="ce7" office:value-type="float" office:value="37630.626" calcext:value-type="float">
            <text:p>37630,626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2]-[.D22]" office:value-type="float" office:value="-41294.861982" calcext:value-type="float">
            <text:p>-41294,861982</text:p>
          </table:table-cell>
          <table:table-cell table:style-name="ce16" table:formula="of:=[.E22]^2" office:value-type="float" office:value="1705265626.11243" calcext:value-type="float">
            <text:p>1705265626,11243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0" calcext:value-type="float">
            <text:p>20</text:p>
          </table:table-cell>
          <table:table-cell table:style-name="ce7" office:value-type="float" office:value="115442.482" calcext:value-type="float">
            <text:p>115442,482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3]-[.D23]" office:value-type="float" office:value="36516.994018" calcext:value-type="float">
            <text:p>36516,994018</text:p>
          </table:table-cell>
          <table:table-cell table:style-name="ce16" table:formula="of:=[.E23]^2" office:value-type="float" office:value="1333490852.11065" calcext:value-type="float">
            <text:p>1333490852,11065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1" calcext:value-type="float">
            <text:p>21</text:p>
          </table:table-cell>
          <table:table-cell table:style-name="ce7" office:value-type="float" office:value="141929.208" calcext:value-type="float">
            <text:p>141929,208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4]-[.D24]" office:value-type="float" office:value="63003.720018" calcext:value-type="float">
            <text:p>63003,720018</text:p>
          </table:table-cell>
          <table:table-cell table:style-name="ce16" table:formula="of:=[.E24]^2" office:value-type="float" office:value="3969468736.10653" calcext:value-type="float">
            <text:p>3969468736,10653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2" calcext:value-type="float">
            <text:p>22</text:p>
          </table:table-cell>
          <table:table-cell table:style-name="ce7" office:value-type="float" office:value="82593.683" calcext:value-type="float">
            <text:p>82593,683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5]-[.D25]" office:value-type="float" office:value="3668.19501799998" calcext:value-type="float">
            <text:p>3668,19501799998</text:p>
          </table:table-cell>
          <table:table-cell table:style-name="ce16" table:formula="of:=[.E25]^2" office:value-type="float" office:value="13455654.6900799" calcext:value-type="float">
            <text:p>13455654,6900799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3" calcext:value-type="float">
            <text:p>23</text:p>
          </table:table-cell>
          <table:table-cell table:style-name="ce7" office:value-type="float" office:value="64666.51537" calcext:value-type="float">
            <text:p>64666,51537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6]-[.D26]" office:value-type="float" office:value="-14258.972612" calcext:value-type="float">
            <text:p>-14258,972612</text:p>
          </table:table-cell>
          <table:table-cell table:style-name="ce16" table:formula="of:=[.E26]^2" office:value-type="float" office:value="203318299.949767" calcext:value-type="float">
            <text:p>203318299,949767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4" calcext:value-type="float">
            <text:p>24</text:p>
          </table:table-cell>
          <table:table-cell table:style-name="ce7" office:value-type="float" office:value="25008.29" calcext:value-type="float">
            <text:p>25008,29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7]-[.D27]" office:value-type="float" office:value="-53917.197982" calcext:value-type="float">
            <text:p>-53917,197982</text:p>
          </table:table-cell>
          <table:table-cell table:style-name="ce16" table:formula="of:=[.E27]^2" office:value-type="float" office:value="2907064238.23019" calcext:value-type="float">
            <text:p>2907064238,23019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5" calcext:value-type="float">
            <text:p>25</text:p>
          </table:table-cell>
          <table:table-cell table:style-name="ce7" office:value-type="float" office:value="24619.46" calcext:value-type="float">
            <text:p>24619,46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8]-[.D28]" office:value-type="float" office:value="-54306.027982" calcext:value-type="float">
            <text:p>-54306,027982</text:p>
          </table:table-cell>
          <table:table-cell table:style-name="ce16" table:formula="of:=[.E28]^2" office:value-type="float" office:value="2949144675.18177" calcext:value-type="float">
            <text:p>2949144675,18177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6" calcext:value-type="float">
            <text:p>26</text:p>
          </table:table-cell>
          <table:table-cell table:style-name="ce7" office:value-type="float" office:value="110874.123" calcext:value-type="float">
            <text:p>110874,123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29]-[.D29]" office:value-type="float" office:value="31948.635018" calcext:value-type="float">
            <text:p>31948,635018</text:p>
          </table:table-cell>
          <table:table-cell table:style-name="ce16" table:formula="of:=[.E29]^2" office:value-type="float" office:value="1020715279.51338" calcext:value-type="float">
            <text:p>1020715279,51338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7" calcext:value-type="float">
            <text:p>27</text:p>
          </table:table-cell>
          <table:table-cell table:style-name="ce7" office:value-type="float" office:value="68991.302" calcext:value-type="float">
            <text:p>68991,302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0]-[.D30]" office:value-type="float" office:value="-9934.18598200002" calcext:value-type="float">
            <text:p>-9934,18598200002</text:p>
          </table:table-cell>
          <table:table-cell table:style-name="ce16" table:formula="of:=[.E30]^2" office:value-type="float" office:value="98688051.1249658" calcext:value-type="float">
            <text:p>98688051,1249658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8" calcext:value-type="float">
            <text:p>28</text:p>
          </table:table-cell>
          <table:table-cell table:style-name="ce7" office:value-type="float" office:value="68633.287" calcext:value-type="float">
            <text:p>68633,287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1]-[.D31]" office:value-type="float" office:value="-10292.200982" calcext:value-type="float">
            <text:p>-10292,200982</text:p>
          </table:table-cell>
          <table:table-cell table:style-name="ce16" table:formula="of:=[.E31]^2" office:value-type="float" office:value="105929401.053882" calcext:value-type="float">
            <text:p>105929401,053882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29" calcext:value-type="float">
            <text:p>29</text:p>
          </table:table-cell>
          <table:table-cell table:style-name="ce7" office:value-type="float" office:value="35697.619" calcext:value-type="float">
            <text:p>35697,619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2]-[.D32]" office:value-type="float" office:value="-43227.868982" calcext:value-type="float">
            <text:p>-43227,868982</text:p>
          </table:table-cell>
          <table:table-cell table:style-name="ce16" table:formula="of:=[.E32]^2" office:value-type="float" office:value="1868648656.72496" calcext:value-type="float">
            <text:p>1868648656,72496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30" calcext:value-type="float">
            <text:p>30</text:p>
          </table:table-cell>
          <table:table-cell table:style-name="ce7" office:value-type="float" office:value="64628.162" calcext:value-type="float">
            <text:p>64628,162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3]-[.D33]" office:value-type="float" office:value="-14297.325982" calcext:value-type="float">
            <text:p>-14297,325982</text:p>
          </table:table-cell>
          <table:table-cell table:style-name="ce16" table:formula="of:=[.E33]^2" office:value-type="float" office:value="204413530.235573" calcext:value-type="float">
            <text:p>204413530,235573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31" calcext:value-type="float">
            <text:p>31</text:p>
          </table:table-cell>
          <table:table-cell table:style-name="ce7" office:value-type="float" office:value="35744.549" calcext:value-type="float">
            <text:p>35744,549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4]-[.D34]" office:value-type="float" office:value="-43180.938982" calcext:value-type="float">
            <text:p>-43180,938982</text:p>
          </table:table-cell>
          <table:table-cell table:style-name="ce16" table:formula="of:=[.E34]^2" office:value-type="float" office:value="1864593491.36721" calcext:value-type="float">
            <text:p>1864593491,36721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32" calcext:value-type="float">
            <text:p>32</text:p>
          </table:table-cell>
          <table:table-cell table:style-name="ce7" office:value-type="float" office:value="23155.389" calcext:value-type="float">
            <text:p>23155,389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5]-[.D35]" office:value-type="float" office:value="-55770.098982" calcext:value-type="float">
            <text:p>-55770,098982</text:p>
          </table:table-cell>
          <table:table-cell table:style-name="ce16" table:formula="of:=[.E35]^2" office:value-type="float" office:value="3110303940.46208" calcext:value-type="float">
            <text:p>3110303940,46208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33" calcext:value-type="float">
            <text:p>33</text:p>
          </table:table-cell>
          <table:table-cell table:style-name="ce7" office:value-type="float" office:value="17678.182" calcext:value-type="float">
            <text:p>17678,182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6]-[.D36]" office:value-type="float" office:value="-61247.305982" calcext:value-type="float">
            <text:p>-61247,305982</text:p>
          </table:table-cell>
          <table:table-cell table:style-name="ce16" table:formula="of:=[.E36]^2" office:value-type="float" office:value="3751232490.05274" calcext:value-type="float">
            <text:p>3751232490,05274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34" calcext:value-type="float">
            <text:p>34</text:p>
          </table:table-cell>
          <table:table-cell table:style-name="ce7" office:value-type="float" office:value="59498.554" calcext:value-type="float">
            <text:p>59498,554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7]-[.D37]" office:value-type="float" office:value="-19426.933982" calcext:value-type="float">
            <text:p>-19426,933982</text:p>
          </table:table-cell>
          <table:table-cell table:style-name="ce16" table:formula="of:=[.E37]^2" office:value-type="float" office:value="377405763.940987" calcext:value-type="float">
            <text:p>377405763,940987</text:p>
          </table:table-cell>
          <table:table-cell table:number-columns-repeated="58"/>
        </table:table-row>
        <table:table-row table:style-name="ro1">
          <table:table-cell/>
          <table:table-cell table:style-name="ce25" office:value-type="float" office:value="35" calcext:value-type="float">
            <text:p>35</text:p>
          </table:table-cell>
          <table:table-cell table:style-name="ce7" office:value-type="float" office:value="47485.196" calcext:value-type="float">
            <text:p>47485,196</text:p>
          </table:table-cell>
          <table:table-cell table:style-name="ce7" table:formula="of:=AVERAGE([.$C$4:.$C$38])" office:value-type="float" office:value="78925.487982" calcext:value-type="float">
            <text:p>78925,487982</text:p>
          </table:table-cell>
          <table:table-cell table:style-name="ce16" table:formula="of:=[.C38]-[.D38]" office:value-type="float" office:value="-31440.291982" calcext:value-type="float">
            <text:p>-31440,291982</text:p>
          </table:table-cell>
          <table:table-cell table:style-name="ce16" table:formula="of:=[.E38]^2" office:value-type="float" office:value="988491959.913415" calcext:value-type="float">
            <text:p>988491959,913415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23" office:value-type="string" calcext:value-type="string">
            <text:p>SOMA</text:p>
          </table:table-cell>
          <table:table-cell table:style-name="ce23" table:formula="of:=SUM([.E4:.E38])" office:value-type="float" office:value="-0.000000000756699591875076" calcext:value-type="float">
            <text:p>-7,56699591875076E-10</text:p>
          </table:table-cell>
          <table:table-cell table:style-name="ce23" table:formula="of:=SUM([.F4:.F38])" office:value-type="float" office:value="247224732923.136" calcext:value-type="float">
            <text:p>247224732923,136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23" office:value-type="string" calcext:value-type="string">
            <text:p>MÉDIA (QUAD.)</text:p>
          </table:table-cell>
          <table:table-cell table:style-name="ce16" table:formula="of:=AVERAGE([.F4:.F38])" office:value-type="float" office:value="7063563797.80388" calcext:value-type="float">
            <text:p>7063563797,80388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23" office:value-type="string" calcext:value-type="string">
            <text:p>RAIZ(MÉDIA QUAD)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4"/>
          <table:table-cell table:style-name="ce23" office:value-type="string" calcext:value-type="string">
            <text:p>SOMA</text:p>
          </table:table-cell>
          <table:table-cell table:style-name="ce16" table:formula="of:=SUM([.F4:.F38])" office:value-type="float" office:value="247224732923.136" calcext:value-type="float">
            <text:p>247224732923,136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23" office:value-type="string" calcext:value-type="string">
            <text:p>N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RAIZ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3" office:value-type="string" calcext:value-type="string">
            <text:p>MÉDIAQUAD</text:p>
          </table:table-cell>
          <table:table-cell table:style-name="ce16" table:formula="of:=[.F43]/[.F44]" office:value-type="float" office:value="7063563797.80388" calcext:value-type="float">
            <text:p>7063563797,80388</text:p>
          </table:table-cell>
          <table:table-cell table:style-name="ce16" table:formula="of:=SQRT([.F45])" office:value-type="float" office:value="84045.0105467533" calcext:value-type="float">
            <text:p>84045,0105467533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23" office:value-type="string" calcext:value-type="string">
            <text:p>MÉDIAQUAD(AM)</text:p>
          </table:table-cell>
          <table:table-cell table:style-name="ce16" table:formula="of:=[.F43]/34" office:value-type="float" office:value="7271315674.20987" calcext:value-type="float">
            <text:p>7271315674,20987</text:p>
          </table:table-cell>
          <table:table-cell table:style-name="ce16" table:formula="of:=SQRT([.F46])" office:value-type="float" office:value="85272.0099106962" calcext:value-type="float">
            <text:p>85272,0099106962</text:p>
          </table:table-cell>
          <table:table-cell table:number-columns-repeated="57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tração raw" table:style-name="ta5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Microrregiões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Energia Elétrica\Consumo\Residencial\2008 (MWh)</text:p>
          </table:table-cell>
          <table:table-cell office:value-type="string" calcext:value-type="string">
            <text:p>Energia Elétrica\Consumo\Comercial\2008 (MWh)</text:p>
          </table:table-cell>
          <table:table-cell office:value-type="string" calcext:value-type="string">
            <text:p>Energia Elétrica\Consumo\Industrial\2008 (MWh)</text:p>
          </table:table-cell>
          <table:table-cell office:value-type="string" calcext:value-type="string">
            <text:p>Energia Elétrica\Consumo\Rural\2008 (MWh)</text:p>
          </table:table-cell>
        </table:table-row>
        <table:table-row table:style-name="ro3">
          <table:table-cell office:value-type="string" calcext:value-type="string">
            <text:p>Cachoeira do Sul</text:p>
          </table:table-cell>
          <table:table-cell office:value-type="float" office:value="430422" calcext:value-type="float">
            <text:p>430422</text:p>
          </table:table-cell>
          <table:table-cell office:value-type="float" office:value="68175.218" calcext:value-type="float">
            <text:p>68175,218</text:p>
          </table:table-cell>
          <table:table-cell office:value-type="float" office:value="30125.553" calcext:value-type="float">
            <text:p>30125,553</text:p>
          </table:table-cell>
          <table:table-cell office:value-type="float" office:value="54239.466" calcext:value-type="float">
            <text:p>54239,466</text:p>
          </table:table-cell>
          <table:table-cell office:value-type="float" office:value="64345.271" calcext:value-type="float">
            <text:p>64345,271</text:p>
          </table:table-cell>
        </table:table-row>
        <table:table-row table:style-name="ro3">
          <table:table-cell office:value-type="string" calcext:value-type="string">
            <text:p>Camaquã</text:p>
          </table:table-cell>
          <table:table-cell office:value-type="float" office:value="430528" calcext:value-type="float">
            <text:p>430528</text:p>
          </table:table-cell>
          <table:table-cell office:value-type="float" office:value="50731.833" calcext:value-type="float">
            <text:p>50731,833</text:p>
          </table:table-cell>
          <table:table-cell office:value-type="float" office:value="24399.142" calcext:value-type="float">
            <text:p>24399,142</text:p>
          </table:table-cell>
          <table:table-cell office:value-type="float" office:value="94483.029" calcext:value-type="float">
            <text:p>94483,029</text:p>
          </table:table-cell>
          <table:table-cell office:value-type="float" office:value="53146.788" calcext:value-type="float">
            <text:p>53146,788</text:p>
          </table:table-cell>
        </table:table-row>
        <table:table-row table:style-name="ro3">
          <table:table-cell office:value-type="string" calcext:value-type="string">
            <text:p>Campanha Central</text:p>
          </table:table-cell>
          <table:table-cell office:value-type="float" office:value="430630" calcext:value-type="float">
            <text:p>430630</text:p>
          </table:table-cell>
          <table:table-cell office:value-type="float" office:value="94299.542" calcext:value-type="float">
            <text:p>94299,542</text:p>
          </table:table-cell>
          <table:table-cell office:value-type="float" office:value="39596.165" calcext:value-type="float">
            <text:p>39596,165</text:p>
          </table:table-cell>
          <table:table-cell office:value-type="float" office:value="20583.831" calcext:value-type="float">
            <text:p>20583,831</text:p>
          </table:table-cell>
          <table:table-cell office:value-type="float" office:value="25637.431" calcext:value-type="float">
            <text:p>25637,431</text:p>
          </table:table-cell>
        </table:table-row>
        <table:table-row table:style-name="ro3">
          <table:table-cell office:value-type="string" calcext:value-type="string">
            <text:p>Campanha Meridional</text:p>
          </table:table-cell>
          <table:table-cell office:value-type="float" office:value="430631" calcext:value-type="float">
            <text:p>430631</text:p>
          </table:table-cell>
          <table:table-cell office:value-type="float" office:value="86051.602" calcext:value-type="float">
            <text:p>86051,602</text:p>
          </table:table-cell>
          <table:table-cell office:value-type="float" office:value="32574.489" calcext:value-type="float">
            <text:p>32574,489</text:p>
          </table:table-cell>
          <table:table-cell office:value-type="float" office:value="54639.389" calcext:value-type="float">
            <text:p>54639,389</text:p>
          </table:table-cell>
          <table:table-cell office:value-type="float" office:value="43382.637" calcext:value-type="float">
            <text:p>43382,637</text:p>
          </table:table-cell>
        </table:table-row>
        <table:table-row table:style-name="ro3">
          <table:table-cell office:value-type="string" calcext:value-type="string">
            <text:p>Campanha Ocidental</text:p>
          </table:table-cell>
          <table:table-cell office:value-type="float" office:value="430629" calcext:value-type="float">
            <text:p>430629</text:p>
          </table:table-cell>
          <table:table-cell office:value-type="float" office:value="197889.693" calcext:value-type="float">
            <text:p>197889,693</text:p>
          </table:table-cell>
          <table:table-cell office:value-type="float" office:value="79255.706" calcext:value-type="float">
            <text:p>79255,706</text:p>
          </table:table-cell>
          <table:table-cell office:value-type="float" office:value="123629.052" calcext:value-type="float">
            <text:p>123629,052</text:p>
          </table:table-cell>
          <table:table-cell office:value-type="float" office:value="446513.284" calcext:value-type="float">
            <text:p>446513,284</text:p>
          </table:table-cell>
        </table:table-row>
        <table:table-row table:style-name="ro3">
          <table:table-cell office:value-type="string" calcext:value-type="string">
            <text:p>Carazinho</text:p>
          </table:table-cell>
          <table:table-cell office:value-type="float" office:value="430109" calcext:value-type="float">
            <text:p>430109</text:p>
          </table:table-cell>
          <table:table-cell office:value-type="float" office:value="28528.14" calcext:value-type="float">
            <text:p>28528,14</text:p>
          </table:table-cell>
          <table:table-cell office:value-type="float" office:value="15774.647" calcext:value-type="float">
            <text:p>15774,647</text:p>
          </table:table-cell>
          <table:table-cell office:value-type="float" office:value="22898.558" calcext:value-type="float">
            <text:p>22898,558</text:p>
          </table:table-cell>
          <table:table-cell office:value-type="float" office:value="33505.323" calcext:value-type="float">
            <text:p>33505,323</text:p>
          </table:table-cell>
        </table:table-row>
        <table:table-row table:style-name="ro3">
          <table:table-cell office:value-type="string" calcext:value-type="string">
            <text:p>Caxias do Sul</text:p>
          </table:table-cell>
          <table:table-cell office:value-type="float" office:value="430216" calcext:value-type="float">
            <text:p>430216</text:p>
          </table:table-cell>
          <table:table-cell office:value-type="float" office:value="464452.718" calcext:value-type="float">
            <text:p>464452,718</text:p>
          </table:table-cell>
          <table:table-cell office:value-type="float" office:value="311796.905" calcext:value-type="float">
            <text:p>311796,905</text:p>
          </table:table-cell>
          <table:table-cell office:value-type="float" office:value="1536216.771" calcext:value-type="float">
            <text:p>1536216,771</text:p>
          </table:table-cell>
          <table:table-cell office:value-type="float" office:value="115747.603" calcext:value-type="float">
            <text:p>115747,603</text:p>
          </table:table-cell>
        </table:table-row>
        <table:table-row table:style-name="ro3">
          <table:table-cell office:value-type="string" calcext:value-type="string">
            <text:p>Cerro Largo</text:p>
          </table:table-cell>
          <table:table-cell office:value-type="float" office:value="430106" calcext:value-type="float">
            <text:p>430106</text:p>
          </table:table-cell>
          <table:table-cell office:value-type="float" office:value="18091.232" calcext:value-type="float">
            <text:p>18091,232</text:p>
          </table:table-cell>
          <table:table-cell office:value-type="float" office:value="9518.502" calcext:value-type="float">
            <text:p>9518,502</text:p>
          </table:table-cell>
          <table:table-cell office:value-type="float" office:value="9974.945" calcext:value-type="float">
            <text:p>9974,945</text:p>
          </table:table-cell>
          <table:table-cell office:value-type="float" office:value="42588.283" calcext:value-type="float">
            <text:p>42588,283</text:p>
          </table:table-cell>
        </table:table-row>
        <table:table-row table:style-name="ro3">
          <table:table-cell office:value-type="string" calcext:value-type="string">
            <text:p>Cruz Alta</text:p>
          </table:table-cell>
          <table:table-cell office:value-type="float" office:value="430111" calcext:value-type="float">
            <text:p>430111</text:p>
          </table:table-cell>
          <table:table-cell office:value-type="float" office:value="65900.715" calcext:value-type="float">
            <text:p>65900,715</text:p>
          </table:table-cell>
          <table:table-cell office:value-type="float" office:value="36863.958" calcext:value-type="float">
            <text:p>36863,958</text:p>
          </table:table-cell>
          <table:table-cell office:value-type="float" office:value="22813.189" calcext:value-type="float">
            <text:p>22813,189</text:p>
          </table:table-cell>
          <table:table-cell office:value-type="float" office:value="77092.002" calcext:value-type="float">
            <text:p>77092,002</text:p>
          </table:table-cell>
        </table:table-row>
        <table:table-row table:style-name="ro3">
          <table:table-cell office:value-type="string" calcext:value-type="string">
            <text:p>Erechim</text:p>
          </table:table-cell>
          <table:table-cell office:value-type="float" office:value="430104" calcext:value-type="float">
            <text:p>430104</text:p>
          </table:table-cell>
          <table:table-cell office:value-type="float" office:value="90495.4" calcext:value-type="float">
            <text:p>90495,4</text:p>
          </table:table-cell>
          <table:table-cell office:value-type="float" office:value="51823.693" calcext:value-type="float">
            <text:p>51823,693</text:p>
          </table:table-cell>
          <table:table-cell office:value-type="float" office:value="142348.327" calcext:value-type="float">
            <text:p>142348,327</text:p>
          </table:table-cell>
          <table:table-cell office:value-type="float" office:value="61816.657" calcext:value-type="float">
            <text:p>61816,657</text:p>
          </table:table-cell>
        </table:table-row>
        <table:table-row table:style-name="ro3">
          <table:table-cell office:value-type="string" calcext:value-type="string">
            <text:p>Frederico Westphalen</text:p>
          </table:table-cell>
          <table:table-cell office:value-type="float" office:value="430103" calcext:value-type="float">
            <text:p>430103</text:p>
          </table:table-cell>
          <table:table-cell office:value-type="float" office:value="45347.732" calcext:value-type="float">
            <text:p>45347,732</text:p>
          </table:table-cell>
          <table:table-cell office:value-type="float" office:value="25068.196" calcext:value-type="float">
            <text:p>25068,196</text:p>
          </table:table-cell>
          <table:table-cell office:value-type="float" office:value="26923.762" calcext:value-type="float">
            <text:p>26923,762</text:p>
          </table:table-cell>
          <table:table-cell office:value-type="float" office:value="86104.488" calcext:value-type="float">
            <text:p>86104,488</text:p>
          </table:table-cell>
        </table:table-row>
        <table:table-row table:style-name="ro3">
          <table:table-cell office:value-type="string" calcext:value-type="string">
            <text:p>Gramado-Canela</text:p>
          </table:table-cell>
          <table:table-cell office:value-type="float" office:value="430524" calcext:value-type="float">
            <text:p>430524</text:p>
          </table:table-cell>
          <table:table-cell office:value-type="float" office:value="185300.75" calcext:value-type="float">
            <text:p>185300,75</text:p>
          </table:table-cell>
          <table:table-cell office:value-type="float" office:value="106609.699" calcext:value-type="float">
            <text:p>106609,699</text:p>
          </table:table-cell>
          <table:table-cell office:value-type="float" office:value="258326.389" calcext:value-type="float">
            <text:p>258326,389</text:p>
          </table:table-cell>
          <table:table-cell office:value-type="float" office:value="33465.894" calcext:value-type="float">
            <text:p>33465,894</text:p>
          </table:table-cell>
        </table:table-row>
        <table:table-row table:style-name="ro3">
          <table:table-cell office:value-type="string" calcext:value-type="string">
            <text:p>Guaporé</text:p>
          </table:table-cell>
          <table:table-cell office:value-type="float" office:value="430214" calcext:value-type="float">
            <text:p>430214</text:p>
          </table:table-cell>
          <table:table-cell office:value-type="float" office:value="51163.756" calcext:value-type="float">
            <text:p>51163,756</text:p>
          </table:table-cell>
          <table:table-cell office:value-type="float" office:value="26830.734" calcext:value-type="float">
            <text:p>26830,734</text:p>
          </table:table-cell>
          <table:table-cell office:value-type="float" office:value="223950.957" calcext:value-type="float">
            <text:p>223950,957</text:p>
          </table:table-cell>
          <table:table-cell office:value-type="float" office:value="66088.363" calcext:value-type="float">
            <text:p>66088,363</text:p>
          </table:table-cell>
        </table:table-row>
        <table:table-row table:style-name="ro3">
          <table:table-cell office:value-type="string" calcext:value-type="string">
            <text:p>Ijuí</text:p>
          </table:table-cell>
          <table:table-cell office:value-type="float" office:value="430108" calcext:value-type="float">
            <text:p>430108</text:p>
          </table:table-cell>
          <table:table-cell office:value-type="float" office:value="16503.305" calcext:value-type="float">
            <text:p>16503,305</text:p>
          </table:table-cell>
          <table:table-cell office:value-type="float" office:value="9315.374" calcext:value-type="float">
            <text:p>9315,374</text:p>
          </table:table-cell>
          <table:table-cell office:value-type="float" office:value="3172.394" calcext:value-type="float">
            <text:p>3172,394</text:p>
          </table:table-cell>
          <table:table-cell office:value-type="float" office:value="47746.058" calcext:value-type="float">
            <text:p>47746,058</text:p>
          </table:table-cell>
        </table:table-row>
        <table:table-row table:style-name="ro3">
          <table:table-cell office:value-type="string" calcext:value-type="string">
            <text:p>Jaguarão</text:p>
          </table:table-cell>
          <table:table-cell office:value-type="float" office:value="430734" calcext:value-type="float">
            <text:p>430734</text:p>
          </table:table-cell>
          <table:table-cell office:value-type="float" office:value="24635.436" calcext:value-type="float">
            <text:p>24635,436</text:p>
          </table:table-cell>
          <table:table-cell office:value-type="float" office:value="9042.766" calcext:value-type="float">
            <text:p>9042,766</text:p>
          </table:table-cell>
          <table:table-cell office:value-type="float" office:value="4999.346" calcext:value-type="float">
            <text:p>4999,346</text:p>
          </table:table-cell>
          <table:table-cell office:value-type="float" office:value="43109.532" calcext:value-type="float">
            <text:p>43109,532</text:p>
          </table:table-cell>
        </table:table-row>
        <table:table-row table:style-name="ro3">
          <table:table-cell office:value-type="string" calcext:value-type="string">
            <text:p>Lajeado-Estrela</text:p>
          </table:table-cell>
          <table:table-cell office:value-type="float" office:value="430421" calcext:value-type="float">
            <text:p>430421</text:p>
          </table:table-cell>
          <table:table-cell office:value-type="float" office:value="121184.344" calcext:value-type="float">
            <text:p>121184,344</text:p>
          </table:table-cell>
          <table:table-cell office:value-type="float" office:value="73381.89" calcext:value-type="float">
            <text:p>73381,89</text:p>
          </table:table-cell>
          <table:table-cell office:value-type="float" office:value="298336" calcext:value-type="float">
            <text:p>298336</text:p>
          </table:table-cell>
          <table:table-cell office:value-type="float" office:value="358255.208" calcext:value-type="float">
            <text:p>358255,208</text:p>
          </table:table-cell>
        </table:table-row>
        <table:table-row table:style-name="ro3">
          <table:table-cell office:value-type="string" calcext:value-type="string">
            <text:p>Litoral Lagunar</text:p>
          </table:table-cell>
          <table:table-cell office:value-type="float" office:value="430735" calcext:value-type="float">
            <text:p>430735</text:p>
          </table:table-cell>
          <table:table-cell office:value-type="float" office:value="150276.566" calcext:value-type="float">
            <text:p>150276,566</text:p>
          </table:table-cell>
          <table:table-cell office:value-type="float" office:value="97489.47" calcext:value-type="float">
            <text:p>97489,47</text:p>
          </table:table-cell>
          <table:table-cell office:value-type="float" office:value="112944.981" calcext:value-type="float">
            <text:p>112944,981</text:p>
          </table:table-cell>
          <table:table-cell office:value-type="float" office:value="110035.761" calcext:value-type="float">
            <text:p>110035,761</text:p>
          </table:table-cell>
        </table:table-row>
        <table:table-row table:style-name="ro3">
          <table:table-cell office:value-type="string" calcext:value-type="string">
            <text:p>Montenegro</text:p>
          </table:table-cell>
          <table:table-cell office:value-type="float" office:value="430523" calcext:value-type="float">
            <text:p>430523</text:p>
          </table:table-cell>
          <table:table-cell office:value-type="float" office:value="104313.397" calcext:value-type="float">
            <text:p>104313,397</text:p>
          </table:table-cell>
          <table:table-cell office:value-type="float" office:value="48931.854" calcext:value-type="float">
            <text:p>48931,854</text:p>
          </table:table-cell>
          <table:table-cell office:value-type="float" office:value="246897.173" calcext:value-type="float">
            <text:p>246897,173</text:p>
          </table:table-cell>
          <table:table-cell office:value-type="float" office:value="44534.757" calcext:value-type="float">
            <text:p>44534,757</text:p>
          </table:table-cell>
        </table:table-row>
        <table:table-row table:style-name="ro3">
          <table:table-cell office:value-type="string" calcext:value-type="string">
            <text:p>Não-Me-Toque</text:p>
          </table:table-cell>
          <table:table-cell office:value-type="float" office:value="430112" calcext:value-type="float">
            <text:p>430112</text:p>
          </table:table-cell>
          <table:table-cell office:value-type="float" office:value="15161.019" calcext:value-type="float">
            <text:p>15161,019</text:p>
          </table:table-cell>
          <table:table-cell office:value-type="float" office:value="9871.878" calcext:value-type="float">
            <text:p>9871,878</text:p>
          </table:table-cell>
          <table:table-cell office:value-type="float" office:value="21901.312" calcext:value-type="float">
            <text:p>21901,312</text:p>
          </table:table-cell>
          <table:table-cell office:value-type="float" office:value="35824.958" calcext:value-type="float">
            <text:p>35824,958</text:p>
          </table:table-cell>
        </table:table-row>
        <table:table-row table:style-name="ro3">
          <table:table-cell office:value-type="string" calcext:value-type="string">
            <text:p>Osório</text:p>
          </table:table-cell>
          <table:table-cell office:value-type="float" office:value="430527" calcext:value-type="float">
            <text:p>430527</text:p>
          </table:table-cell>
          <table:table-cell office:value-type="float" office:value="287688.61015" calcext:value-type="float">
            <text:p>287688,61015</text:p>
          </table:table-cell>
          <table:table-cell office:value-type="float" office:value="115097.0673" calcext:value-type="float">
            <text:p>115097,0673</text:p>
          </table:table-cell>
          <table:table-cell office:value-type="float" office:value="74021.645" calcext:value-type="float">
            <text:p>74021,645</text:p>
          </table:table-cell>
          <table:table-cell office:value-type="float" office:value="99805.06434" calcext:value-type="float">
            <text:p>99805,06434</text:p>
          </table:table-cell>
        </table:table-row>
        <table:table-row table:style-name="ro3">
          <table:table-cell office:value-type="string" calcext:value-type="string">
            <text:p>Passo Fundo</text:p>
          </table:table-cell>
          <table:table-cell office:value-type="float" office:value="430110" calcext:value-type="float">
            <text:p>430110</text:p>
          </table:table-cell>
          <table:table-cell office:value-type="float" office:value="156450.627" calcext:value-type="float">
            <text:p>156450,627</text:p>
          </table:table-cell>
          <table:table-cell office:value-type="float" office:value="114615.1" calcext:value-type="float">
            <text:p>114615,1</text:p>
          </table:table-cell>
          <table:table-cell office:value-type="float" office:value="234645.686" calcext:value-type="float">
            <text:p>234645,686</text:p>
          </table:table-cell>
          <table:table-cell office:value-type="float" office:value="134440.199" calcext:value-type="float">
            <text:p>134440,199</text:p>
          </table:table-cell>
        </table:table-row>
        <table:table-row table:style-name="ro3">
          <table:table-cell office:value-type="string" calcext:value-type="string">
            <text:p>Pelotas</text:p>
          </table:table-cell>
          <table:table-cell office:value-type="float" office:value="430733" calcext:value-type="float">
            <text:p>430733</text:p>
          </table:table-cell>
          <table:table-cell office:value-type="float" office:value="243255.05733" calcext:value-type="float">
            <text:p>243255,05733</text:p>
          </table:table-cell>
          <table:table-cell office:value-type="float" office:value="117276.731" calcext:value-type="float">
            <text:p>117276,731</text:p>
          </table:table-cell>
          <table:table-cell office:value-type="float" office:value="169189.575" calcext:value-type="float">
            <text:p>169189,575</text:p>
          </table:table-cell>
          <table:table-cell office:value-type="float" office:value="85004.986" calcext:value-type="float">
            <text:p>85004,986</text:p>
          </table:table-cell>
        </table:table-row>
        <table:table-row table:style-name="ro3">
          <table:table-cell office:value-type="string" calcext:value-type="string">
            <text:p>Porto Alegre</text:p>
          </table:table-cell>
          <table:table-cell office:value-type="float" office:value="430526" calcext:value-type="float">
            <text:p>430526</text:p>
          </table:table-cell>
          <table:table-cell office:value-type="float" office:value="2559010.05064" calcext:value-type="float">
            <text:p>2559010,05064</text:p>
          </table:table-cell>
          <table:table-cell office:value-type="float" office:value="1962556.08875" calcext:value-type="float">
            <text:p>1962556,08875</text:p>
          </table:table-cell>
          <table:table-cell office:value-type="float" office:value="2608608.90642" calcext:value-type="float">
            <text:p>2608608,90642</text:p>
          </table:table-cell>
          <table:table-cell office:value-type="float" office:value="66005.49037" calcext:value-type="float">
            <text:p>66005,49037</text:p>
          </table:table-cell>
        </table:table-row>
        <table:table-row table:style-name="ro3">
          <table:table-cell office:value-type="string" calcext:value-type="string">
            <text:p>Restinga Seca</text:p>
          </table:table-cell>
          <table:table-cell office:value-type="float" office:value="430319" calcext:value-type="float">
            <text:p>430319</text:p>
          </table:table-cell>
          <table:table-cell office:value-type="float" office:value="7096.883" calcext:value-type="float">
            <text:p>7096,883</text:p>
          </table:table-cell>
          <table:table-cell office:value-type="float" office:value="3274.411" calcext:value-type="float">
            <text:p>3274,411</text:p>
          </table:table-cell>
          <table:table-cell office:value-type="float" office:value="9151.272" calcext:value-type="float">
            <text:p>9151,272</text:p>
          </table:table-cell>
          <table:table-cell office:value-type="float" office:value="24446.79" calcext:value-type="float">
            <text:p>24446,79</text:p>
          </table:table-cell>
        </table:table-row>
        <table:table-row table:style-name="ro3">
          <table:table-cell office:value-type="string" calcext:value-type="string">
            <text:p>Sananduva</text:p>
          </table:table-cell>
          <table:table-cell office:value-type="float" office:value="430105" calcext:value-type="float">
            <text:p>430105</text:p>
          </table:table-cell>
          <table:table-cell office:value-type="float" office:value="17204.52" calcext:value-type="float">
            <text:p>17204,52</text:p>
          </table:table-cell>
          <table:table-cell office:value-type="float" office:value="9217.85" calcext:value-type="float">
            <text:p>9217,85</text:p>
          </table:table-cell>
          <table:table-cell office:value-type="float" office:value="10697.337" calcext:value-type="float">
            <text:p>10697,337</text:p>
          </table:table-cell>
          <table:table-cell office:value-type="float" office:value="23144.41" calcext:value-type="float">
            <text:p>23144,41</text:p>
          </table:table-cell>
        </table:table-row>
        <table:table-row table:style-name="ro3">
          <table:table-cell office:value-type="string" calcext:value-type="string">
            <text:p>Santa Cruz do Sul</text:p>
          </table:table-cell>
          <table:table-cell office:value-type="float" office:value="430420" calcext:value-type="float">
            <text:p>430420</text:p>
          </table:table-cell>
          <table:table-cell office:value-type="float" office:value="148977.291" calcext:value-type="float">
            <text:p>148977,291</text:p>
          </table:table-cell>
          <table:table-cell office:value-type="float" office:value="91775.136" calcext:value-type="float">
            <text:p>91775,136</text:p>
          </table:table-cell>
          <table:table-cell office:value-type="float" office:value="235132.715" calcext:value-type="float">
            <text:p>235132,715</text:p>
          </table:table-cell>
          <table:table-cell office:value-type="float" office:value="106679.572" calcext:value-type="float">
            <text:p>106679,572</text:p>
          </table:table-cell>
        </table:table-row>
        <table:table-row table:style-name="ro3">
          <table:table-cell office:value-type="string" calcext:value-type="string">
            <text:p>Santa Maria</text:p>
          </table:table-cell>
          <table:table-cell office:value-type="float" office:value="430318" calcext:value-type="float">
            <text:p>430318</text:p>
          </table:table-cell>
          <table:table-cell office:value-type="float" office:value="248657.897" calcext:value-type="float">
            <text:p>248657,897</text:p>
          </table:table-cell>
          <table:table-cell office:value-type="float" office:value="118582.594" calcext:value-type="float">
            <text:p>118582,594</text:p>
          </table:table-cell>
          <table:table-cell office:value-type="float" office:value="64763.7" calcext:value-type="float">
            <text:p>64763,7</text:p>
          </table:table-cell>
          <table:table-cell office:value-type="float" office:value="68143.067" calcext:value-type="float">
            <text:p>68143,067</text:p>
          </table:table-cell>
        </table:table-row>
        <table:table-row table:style-name="ro3">
          <table:table-cell office:value-type="string" calcext:value-type="string">
            <text:p>Santa Rosa</text:p>
          </table:table-cell>
          <table:table-cell office:value-type="float" office:value="430101" calcext:value-type="float">
            <text:p>430101</text:p>
          </table:table-cell>
          <table:table-cell office:value-type="float" office:value="67323.044" calcext:value-type="float">
            <text:p>67323,044</text:p>
          </table:table-cell>
          <table:table-cell office:value-type="float" office:value="40963.155" calcext:value-type="float">
            <text:p>40963,155</text:p>
          </table:table-cell>
          <table:table-cell office:value-type="float" office:value="89133.894" calcext:value-type="float">
            <text:p>89133,894</text:p>
          </table:table-cell>
          <table:table-cell office:value-type="float" office:value="67924.874" calcext:value-type="float">
            <text:p>67924,874</text:p>
          </table:table-cell>
        </table:table-row>
        <table:table-row table:style-name="ro3">
          <table:table-cell office:value-type="string" calcext:value-type="string">
            <text:p>Santiago</text:p>
          </table:table-cell>
          <table:table-cell office:value-type="float" office:value="430317" calcext:value-type="float">
            <text:p>430317</text:p>
          </table:table-cell>
          <table:table-cell office:value-type="float" office:value="47961.538" calcext:value-type="float">
            <text:p>47961,538</text:p>
          </table:table-cell>
          <table:table-cell office:value-type="float" office:value="19965.155" calcext:value-type="float">
            <text:p>19965,155</text:p>
          </table:table-cell>
          <table:table-cell office:value-type="float" office:value="10011.654" calcext:value-type="float">
            <text:p>10011,654</text:p>
          </table:table-cell>
          <table:table-cell office:value-type="float" office:value="34546.977" calcext:value-type="float">
            <text:p>34546,977</text:p>
          </table:table-cell>
        </table:table-row>
        <table:table-row table:style-name="ro3">
          <table:table-cell office:value-type="string" calcext:value-type="string">
            <text:p>Santo Ângelo</text:p>
          </table:table-cell>
          <table:table-cell office:value-type="float" office:value="430107" calcext:value-type="float">
            <text:p>430107</text:p>
          </table:table-cell>
          <table:table-cell office:value-type="float" office:value="76516.712" calcext:value-type="float">
            <text:p>76516,712</text:p>
          </table:table-cell>
          <table:table-cell office:value-type="float" office:value="40555.079" calcext:value-type="float">
            <text:p>40555,079</text:p>
          </table:table-cell>
          <table:table-cell office:value-type="float" office:value="73536.742" calcext:value-type="float">
            <text:p>73536,742</text:p>
          </table:table-cell>
          <table:table-cell office:value-type="float" office:value="59037.339" calcext:value-type="float">
            <text:p>59037,339</text:p>
          </table:table-cell>
        </table:table-row>
        <table:table-row table:style-name="ro3">
          <table:table-cell office:value-type="string" calcext:value-type="string">
            <text:p>São Jerônimo</text:p>
          </table:table-cell>
          <table:table-cell office:value-type="float" office:value="430525" calcext:value-type="float">
            <text:p>430525</text:p>
          </table:table-cell>
          <table:table-cell office:value-type="float" office:value="59130.04474" calcext:value-type="float">
            <text:p>59130,04474</text:p>
          </table:table-cell>
          <table:table-cell office:value-type="float" office:value="18381.917" calcext:value-type="float">
            <text:p>18381,917</text:p>
          </table:table-cell>
          <table:table-cell office:value-type="float" office:value="497106.074" calcext:value-type="float">
            <text:p>497106,074</text:p>
          </table:table-cell>
          <table:table-cell office:value-type="float" office:value="44627.874" calcext:value-type="float">
            <text:p>44627,874</text:p>
          </table:table-cell>
        </table:table-row>
        <table:table-row table:style-name="ro3">
          <table:table-cell office:value-type="string" calcext:value-type="string">
            <text:p>Serras de Sudeste</text:p>
          </table:table-cell>
          <table:table-cell office:value-type="float" office:value="430732" calcext:value-type="float">
            <text:p>430732</text:p>
          </table:table-cell>
          <table:table-cell office:value-type="float" office:value="41496.349" calcext:value-type="float">
            <text:p>41496,349</text:p>
          </table:table-cell>
          <table:table-cell office:value-type="float" office:value="14930.539" calcext:value-type="float">
            <text:p>14930,539</text:p>
          </table:table-cell>
          <table:table-cell office:value-type="float" office:value="141760.308" calcext:value-type="float">
            <text:p>141760,308</text:p>
          </table:table-cell>
          <table:table-cell office:value-type="float" office:value="22023.678" calcext:value-type="float">
            <text:p>22023,678</text:p>
          </table:table-cell>
        </table:table-row>
        <table:table-row table:style-name="ro3">
          <table:table-cell office:value-type="string" calcext:value-type="string">
            <text:p>Soledade</text:p>
          </table:table-cell>
          <table:table-cell office:value-type="float" office:value="430113" calcext:value-type="float">
            <text:p>430113</text:p>
          </table:table-cell>
          <table:table-cell office:value-type="float" office:value="15529.48" calcext:value-type="float">
            <text:p>15529,48</text:p>
          </table:table-cell>
          <table:table-cell office:value-type="float" office:value="8638.546" calcext:value-type="float">
            <text:p>8638,546</text:p>
          </table:table-cell>
          <table:table-cell office:value-type="float" office:value="4569.66" calcext:value-type="float">
            <text:p>4569,66</text:p>
          </table:table-cell>
          <table:table-cell office:value-type="float" office:value="16735.531" calcext:value-type="float">
            <text:p>16735,531</text:p>
          </table:table-cell>
        </table:table-row>
        <table:table-row table:style-name="ro3">
          <table:table-cell office:value-type="string" calcext:value-type="string">
            <text:p>Três Passos</text:p>
          </table:table-cell>
          <table:table-cell office:value-type="float" office:value="430102" calcext:value-type="float">
            <text:p>430102</text:p>
          </table:table-cell>
          <table:table-cell office:value-type="float" office:value="46598.447" calcext:value-type="float">
            <text:p>46598,447</text:p>
          </table:table-cell>
          <table:table-cell office:value-type="float" office:value="24813.254" calcext:value-type="float">
            <text:p>24813,254</text:p>
          </table:table-cell>
          <table:table-cell office:value-type="float" office:value="60378.836" calcext:value-type="float">
            <text:p>60378,836</text:p>
          </table:table-cell>
          <table:table-cell office:value-type="float" office:value="56780.694" calcext:value-type="float">
            <text:p>56780,694</text:p>
          </table:table-cell>
        </table:table-row>
        <table:table-row table:style-name="ro3">
          <table:table-cell office:value-type="string" calcext:value-type="string">
            <text:p>Vacaria</text:p>
          </table:table-cell>
          <table:table-cell office:value-type="float" office:value="430215" calcext:value-type="float">
            <text:p>430215</text:p>
          </table:table-cell>
          <table:table-cell office:value-type="float" office:value="67420.439" calcext:value-type="float">
            <text:p>67420,439</text:p>
          </table:table-cell>
          <table:table-cell office:value-type="float" office:value="52086.577" calcext:value-type="float">
            <text:p>52086,577</text:p>
          </table:table-cell>
          <table:table-cell office:value-type="float" office:value="57857.303" calcext:value-type="float">
            <text:p>57857,303</text:p>
          </table:table-cell>
          <table:table-cell office:value-type="float" office:value="43310.5" calcext:value-type="float">
            <text:p>43310,5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Fontes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-----------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istribuidoras de Energia Elétrica do Rio Grande do Sul.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ergia Elétrica\Consumo\Residencial\2008 (MWh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ergia Elétrica\Consumo\Comercial\2008 (MWh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ergia Elétrica\Consumo\Industrial\2008 (MWh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nergia Elétrica\Consumo\Rural\2008 (MWh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 number:title="Definido pelo usuário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8:05:11.936741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2" style:display-name="PageStyle_Págin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DB_5f_2009" style:display-name="PageStyle_MDB_20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DP_5f_2009" style:display-name="PageStyle_MDP_20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êndice" style:display-name="PageStyle_Apêndi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28T18:05:45.309126494</dc:date>
    <meta:editing-duration>PT20M54S</meta:editing-duration>
    <meta:editing-cycles>2</meta:editing-cycles>
    <meta:document-statistic meta:table-count="5" meta:cell-count="88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a4335" draw:fill-color="#ea4335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8.599cm" svg:height="6.932cm" xlink:href=".." xlink:type="simple" chart:class="chart:scatter" chart:style-name="ch1">
        <chart:legend chart:legend-position="end" svg:x="6.442cm" svg:y="2.918cm" style:legend-expansion="high" chart:style-name="ch2"/>
        <chart:plot-area chart:style-name="ch3" table:cell-range-address="Apêndice.B4:Apêndice.C38 Apêndice.D4:Apêndice.D39" svg:x="1.231cm" svg:y="0.138cm" svg:width="5.04cm" svg:height="5.626cm">
          <chartooo:coordinate-region svg:x="2.443cm" svg:y="0.337cm" svg:width="3.641cm" svg:height="4.93cm"/>
          <chart:axis chart:dimension="x" chart:name="primary-x" chart:style-name="ch4">
            <chart:title svg:x="3.541cm" svg:y="5.903cm" chart:style-name="ch5">
              <text:p>Id</text:p>
            </chart:title>
            <chart:grid chart:style-name="ch6" chart:class="major"/>
          </chart:axis>
          <chart:axis chart:dimension="y" chart:name="primary-y" chart:style-name="ch4">
            <chart:title svg:x="0.451cm" svg:y="3.174cm" chart:style-name="ch7">
              <text:p>W</text:p>
            </chart:title>
            <chart:grid chart:style-name="ch6" chart:class="major"/>
          </chart:axis>
          <chart:series chart:style-name="ch8" chart:values-cell-range-address="Apêndice.C4:Apêndice.C38" chart:class="chart:scatter">
            <chart:domain table:cell-range-address="Apêndice.B4:Apêndice.B38"/>
            <chart:data-point chart:repeated="35"/>
          </chart:series>
          <chart:series chart:style-name="ch9" chart:values-cell-range-address="Apêndice.D4:Apêndice.D39" chart:class="chart:scatter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pêndice.B4:Apêndice.B38</svg:desc>
                </draw:g>
              </table:table-cell>
              <table:table-cell office:value-type="float" office:value="65103.886">
                <text:p>65103.886</text:p>
                <draw:g>
                  <svg:desc>Apêndice.C4:Apêndice.C38</svg:desc>
                </draw:g>
              </table:table-cell>
              <table:table-cell office:value-type="float" office:value="78925.487982">
                <text:p>78925.487982</text:p>
                <draw:g>
                  <svg:desc>Apêndice.D4:Apêndice.D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068.538">
                <text:p>51068.538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355.83">
                <text:p>26355.83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840.784">
                <text:p>43840.784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2248.438">
                <text:p>432248.438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897.662">
                <text:p>33897.662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0497.11">
                <text:p>110497.11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7574.606">
                <text:p>47574.606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9046.232">
                <text:p>79046.232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384.731">
                <text:p>63384.731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9340.864">
                <text:p>89340.864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5140.788">
                <text:p>35140.788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3961.228">
                <text:p>63961.228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2380.02">
                <text:p>52380.02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5009.507">
                <text:p>35009.507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63693.825">
                <text:p>363693.825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0876.853">
                <text:p>90876.853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4694.55">
                <text:p>54694.55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7630.626">
                <text:p>37630.626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5442.482">
                <text:p>115442.482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1929.208">
                <text:p>141929.208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2593.683">
                <text:p>82593.683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4666.51537">
                <text:p>64666.51537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008.29">
                <text:p>25008.29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619.46">
                <text:p>24619.46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0874.123">
                <text:p>110874.123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8991.302">
                <text:p>68991.302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8633.287">
                <text:p>68633.287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5697.619">
                <text:p>35697.619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4628.162">
                <text:p>64628.162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5744.549">
                <text:p>35744.549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155.389">
                <text:p>23155.389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678.182">
                <text:p>17678.182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9498.554">
                <text:p>59498.554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7485.196">
                <text:p>47485.196</text:p>
              </table:table-cell>
              <table:table-cell office:value-type="float" office:value="78925.487982">
                <text:p>78925.487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